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ffffff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5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svg:stroke-width="0.159cm" svg:stroke-color="#ff3333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style:use-window-font-color="true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9933" fo:font-size="12pt" style:font-size-asian="12pt" style:font-size-complex="12pt"/>
    </style:style>
    <style:style style:name="T3" style:family="text">
      <style:text-properties style:use-window-font-color="true" fo:font-size="12pt" style:font-size-asian="12pt" style:font-size-complex="12pt"/>
    </style:style>
    <style:style style:name="T4" style:family="text">
      <style:text-properties fo:color="#0066ff" fo:font-size="12pt" style:font-size-asian="12pt" style:font-size-complex="12pt"/>
    </style:style>
    <style:style style:name="T5" style:family="text">
      <style:text-properties fo:color="#ff0000" fo:font-size="12pt" style:font-size-asian="12pt" style:font-size-complex="12pt"/>
    </style:style>
    <style:style style:name="T6" style:family="text">
      <style:text-properties fo:color="#000000" fo:font-size="12pt" style:font-size-asian="12pt" style:font-size-complex="12pt"/>
    </style:style>
    <style:style style:name="T7" style:family="text">
      <style:text-properties fo:color="#009900" fo:font-size="12pt" style:font-size-asian="12pt" style:font-size-complex="12pt"/>
    </style:style>
    <style:style style:name="T8" style:family="text">
      <style:text-properties fo:color="#0000f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rect draw:style-name="gr1" draw:text-style-name="P1" draw:layer="layout" svg:width="11cm" svg:height="7cm" svg:x="2cm" svg:y="0.991cm">
          <text:p/>
        </draw:rect>
        <draw:rect draw:style-name="gr1" draw:text-style-name="P1" draw:layer="layout" svg:width="11cm" svg:height="7cm" svg:x="15.992cm" svg:y="0.982cm">
          <text:p/>
        </draw:rect>
        <draw:rect draw:style-name="gr1" draw:text-style-name="P1" draw:layer="layout" svg:width="11cm" svg:height="7cm" svg:x="2cm" svg:y="9cm">
          <text:p/>
        </draw:rect>
        <draw:rect draw:style-name="gr1" draw:text-style-name="P1" draw:layer="layout" svg:width="11cm" svg:height="7cm" svg:x="16cm" svg:y="9cm">
          <text:p/>
        </draw:rect>
        <draw:rect draw:style-name="gr1" draw:text-style-name="P1" draw:layer="layout" svg:width="11cm" svg:height="7cm" svg:x="1.969cm" svg:y="17cm">
          <text:p/>
        </draw:rect>
        <draw:custom-shape draw:style-name="gr2" draw:text-style-name="P1" draw:layer="layout" svg:width="1.3cm" svg:height="0.6cm" svg:x="14cm" svg:y="4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ircle draw:style-name="gr3" draw:text-style-name="P1" draw:layer="layout" svg:width="1cm" svg:height="1cm" svg:x="6.969cm" svg:y="1.991cm">
          <text:p text:style-name="P1">0</text:p>
        </draw:circle>
        <draw:circle draw:style-name="gr3" draw:text-style-name="P1" draw:layer="layout" svg:width="1cm" svg:height="1cm" svg:x="8.969cm" svg:y="3.991cm">
          <text:p text:style-name="P1">1</text:p>
        </draw:circle>
        <draw:circle draw:style-name="gr3" draw:text-style-name="P1" draw:layer="layout" svg:width="1cm" svg:height="1cm" svg:x="4.969cm" svg:y="3.991cm">
          <text:p text:style-name="P1">3</text:p>
        </draw:circle>
        <draw:circle draw:style-name="gr3" draw:text-style-name="P1" draw:layer="layout" svg:width="1cm" svg:height="1cm" svg:x="6.969cm" svg:y="5.991cm">
          <text:p text:style-name="P1">2</text:p>
        </draw:circle>
        <draw:frame draw:style-name="gr4" draw:layer="layout" svg:width="1.277cm" svg:height="0.963cm" svg:x="2cm" svg:y="1.137cm">
          <draw:text-box>
            <text:p>(a)</text:p>
          </draw:text-box>
        </draw:frame>
        <draw:frame draw:style-name="gr5" draw:text-style-name="P2" draw:layer="layout" svg:width="3.131cm" svg:height="0.725cm" svg:x="5.869cm" svg:y="1.391cm">
          <draw:text-box>
            <text:p><text:span text:style-name="T1">S=[0,-1,-1,-1]</text:span></text:p>
          </draw:text-box>
        </draw:frame>
        <draw:frame draw:style-name="gr6" draw:text-style-name="P2" draw:layer="layout" svg:width="3.131cm" svg:height="1.425cm" svg:x="5.869cm" svg:y="6.966cm">
          <draw:text-box>
            <text:p><text:span text:style-name="T1">S=[-1,-1,0,-1]</text:span></text:p>
          </draw:text-box>
        </draw:frame>
        <draw:frame draw:style-name="gr5" draw:text-style-name="P2" draw:layer="layout" svg:width="3.031cm" svg:height="0.725cm" svg:x="2.069cm" svg:y="4.175cm">
          <draw:text-box>
            <text:p><text:span text:style-name="T1">S=[-1,-1,-1,0]</text:span></text:p>
          </draw:text-box>
        </draw:frame>
        <draw:frame draw:style-name="gr5" draw:text-style-name="P2" draw:layer="layout" svg:width="3.131cm" svg:height="0.725cm" svg:x="9.9cm" svg:y="4.1cm">
          <draw:text-box>
            <text:p><text:span text:style-name="T1">S=[-1,0,-1,-1]</text:span></text:p>
          </draw:text-box>
        </draw:frame>
        <draw:circle draw:style-name="gr3" draw:text-style-name="P1" xml:id="id1" draw:id="id1" draw:layer="layout" svg:width="1cm" svg:height="1cm" svg:x="20.961cm" svg:y="1.982cm">
          <text:p text:style-name="P1">0</text:p>
        </draw:circle>
        <draw:circle draw:style-name="gr3" draw:text-style-name="P1" xml:id="id2" draw:id="id2" draw:layer="layout" svg:width="1cm" svg:height="1cm" svg:x="22.961cm" svg:y="3.982cm">
          <text:p text:style-name="P1">1</text:p>
        </draw:circle>
        <draw:circle draw:style-name="gr3" draw:text-style-name="P1" draw:layer="layout" svg:width="1cm" svg:height="1cm" svg:x="18.961cm" svg:y="3.982cm">
          <text:p text:style-name="P1">3</text:p>
        </draw:circle>
        <draw:circle draw:style-name="gr3" draw:text-style-name="P1" draw:layer="layout" svg:width="1cm" svg:height="1cm" svg:x="20.961cm" svg:y="5.982cm">
          <text:p text:style-name="P1">2</text:p>
        </draw:circle>
        <draw:frame draw:style-name="gr4" draw:layer="layout" svg:width="1.277cm" svg:height="0.963cm" svg:x="15.992cm" svg:y="1.128cm">
          <draw:text-box>
            <text:p>(b)</text:p>
          </draw:text-box>
        </draw:frame>
        <draw:frame draw:style-name="gr5" draw:text-style-name="P2" draw:layer="layout" svg:width="3.131cm" svg:height="0.725cm" svg:x="19.861cm" svg:y="1.382cm">
          <draw:text-box>
            <text:p><text:span text:style-name="T1">S=[0,</text:span><text:span text:style-name="T2">0</text:span><text:span text:style-name="T1">,-1,-1]</text:span></text:p>
          </draw:text-box>
        </draw:frame>
        <draw:frame draw:style-name="gr6" draw:text-style-name="P2" draw:layer="layout" svg:width="3.131cm" svg:height="1.425cm" svg:x="19.861cm" svg:y="6.957cm">
          <draw:text-box>
            <text:p><text:span text:style-name="T1">S=[-1,-1,0,-1]</text:span></text:p>
          </draw:text-box>
        </draw:frame>
        <draw:frame draw:style-name="gr5" draw:text-style-name="P2" draw:layer="layout" svg:width="3.031cm" svg:height="0.725cm" svg:x="16.061cm" svg:y="4.166cm">
          <draw:text-box>
            <text:p><text:span text:style-name="T1">S=[-1,-1,-1,0]</text:span></text:p>
          </draw:text-box>
        </draw:frame>
        <draw:frame draw:style-name="gr5" draw:text-style-name="P2" draw:layer="layout" svg:width="3.131cm" svg:height="0.725cm" svg:x="23.892cm" svg:y="4.091cm">
          <draw:text-box>
            <text:p><text:span text:style-name="T1">S=[-1,0,-1,-1]</text:span></text:p>
          </draw:text-box>
        </draw:frame>
        <draw:connector draw:style-name="gr7" draw:text-style-name="P1" draw:layer="layout" draw:type="curve" svg:x1="21.961cm" svg:y1="2.482cm" svg:x2="23.461cm" svg:y2="3.982cm" draw:start-shape="id1" draw:start-glue-point="1" draw:end-shape="id2" draw:end-glue-point="0" svg:d="M21961 2482c1000 0 1500 500 1500 1500">
          <text:p/>
        </draw:connector>
        <draw:circle draw:style-name="gr3" draw:text-style-name="P1" draw:layer="layout" svg:width="1cm" svg:height="1cm" svg:x="6.969cm" svg:y="10cm">
          <text:p text:style-name="P1">0</text:p>
        </draw:circle>
        <draw:circle draw:style-name="gr3" draw:text-style-name="P1" xml:id="id3" draw:id="id3" draw:layer="layout" svg:width="1cm" svg:height="1cm" svg:x="8.969cm" svg:y="12cm">
          <text:p text:style-name="P1">1</text:p>
        </draw:circle>
        <draw:circle draw:style-name="gr3" draw:text-style-name="P1" draw:layer="layout" svg:width="1cm" svg:height="1cm" svg:x="4.969cm" svg:y="12cm">
          <text:p text:style-name="P1">3</text:p>
        </draw:circle>
        <draw:circle draw:style-name="gr3" draw:text-style-name="P1" xml:id="id4" draw:id="id4" draw:layer="layout" svg:width="1cm" svg:height="1cm" svg:x="6.969cm" svg:y="14cm">
          <text:p text:style-name="P1">2</text:p>
        </draw:circle>
        <draw:frame draw:style-name="gr4" draw:layer="layout" svg:width="1.277cm" svg:height="0.963cm" svg:x="2cm" svg:y="9.146cm">
          <draw:text-box>
            <text:p>(c)</text:p>
          </draw:text-box>
        </draw:frame>
        <draw:frame draw:style-name="gr5" draw:text-style-name="P2" draw:layer="layout" svg:width="3.131cm" svg:height="0.725cm" svg:x="5.869cm" svg:y="9.4cm">
          <draw:text-box>
            <text:p><text:span text:style-name="T1">S=[0,</text:span><text:span text:style-name="T3">0</text:span><text:span text:style-name="T1">,-1,-1]</text:span></text:p>
          </draw:text-box>
        </draw:frame>
        <draw:frame draw:style-name="gr6" draw:text-style-name="P2" draw:layer="layout" svg:width="3.131cm" svg:height="1.425cm" svg:x="5.869cm" svg:y="14.975cm">
          <draw:text-box>
            <text:p><text:span text:style-name="T1">S=[-1,-1,0,-1]</text:span></text:p>
          </draw:text-box>
        </draw:frame>
        <draw:frame draw:style-name="gr5" draw:text-style-name="P2" draw:layer="layout" svg:width="3.031cm" svg:height="0.725cm" svg:x="2.069cm" svg:y="12.184cm">
          <draw:text-box>
            <text:p><text:span text:style-name="T1">S=[-1,-1,-1,0]</text:span></text:p>
          </draw:text-box>
        </draw:frame>
        <draw:frame draw:style-name="gr5" draw:text-style-name="P2" draw:layer="layout" svg:width="3.131cm" svg:height="0.725cm" svg:x="9.9cm" svg:y="12.109cm">
          <draw:text-box>
            <text:p><text:span text:style-name="T1">S=[-1,0,</text:span><text:span text:style-name="T2">0</text:span><text:span text:style-name="T1">,-1]</text:span></text:p>
          </draw:text-box>
        </draw:frame>
        <draw:connector draw:style-name="gr7" draw:text-style-name="P1" draw:layer="layout" draw:type="curve" svg:x1="9.469cm" svg:y1="13cm" svg:x2="7.969cm" svg:y2="14.5cm" draw:start-shape="id3" draw:start-glue-point="2" draw:end-shape="id4" draw:end-glue-point="1" svg:d="M9469 13000c0 1000-500 1500-1500 1500">
          <text:p/>
        </draw:connector>
        <draw:custom-shape draw:style-name="gr2" draw:text-style-name="P1" draw:layer="layout" svg:width="1.3cm" svg:height="0.6cm" svg:x="14cm" svg:y="12.3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ircle draw:style-name="gr3" draw:text-style-name="P1" draw:layer="layout" svg:width="1cm" svg:height="1cm" svg:x="20.969cm" svg:y="10cm">
          <text:p text:style-name="P1">0</text:p>
        </draw:circle>
        <draw:circle draw:style-name="gr3" draw:text-style-name="P1" draw:layer="layout" svg:width="1cm" svg:height="1cm" svg:x="22.969cm" svg:y="12cm">
          <text:p text:style-name="P1">1</text:p>
        </draw:circle>
        <draw:circle draw:style-name="gr3" draw:text-style-name="P1" xml:id="id6" draw:id="id6" draw:layer="layout" svg:width="1cm" svg:height="1cm" svg:x="18.969cm" svg:y="12cm">
          <text:p text:style-name="P1">3</text:p>
        </draw:circle>
        <draw:circle draw:style-name="gr3" draw:text-style-name="P1" xml:id="id5" draw:id="id5" draw:layer="layout" svg:width="1cm" svg:height="1cm" svg:x="20.969cm" svg:y="14cm">
          <text:p text:style-name="P1">2</text:p>
        </draw:circle>
        <draw:frame draw:style-name="gr4" draw:layer="layout" svg:width="1.277cm" svg:height="0.963cm" svg:x="16cm" svg:y="9.146cm">
          <draw:text-box>
            <text:p>(d)</text:p>
          </draw:text-box>
        </draw:frame>
        <draw:frame draw:style-name="gr5" draw:text-style-name="P2" draw:layer="layout" svg:width="3.131cm" svg:height="0.725cm" svg:x="19.869cm" svg:y="9.4cm">
          <draw:text-box>
            <text:p><text:span text:style-name="T1">S=[0,</text:span><text:span text:style-name="T3">0</text:span><text:span text:style-name="T1">,-1,-1]</text:span></text:p>
          </draw:text-box>
        </draw:frame>
        <draw:frame draw:style-name="gr6" draw:text-style-name="P2" draw:layer="layout" svg:width="3.131cm" svg:height="1.425cm" svg:x="19.869cm" svg:y="14.975cm">
          <draw:text-box>
            <text:p><text:span text:style-name="T1">S=[-1,-1,0,</text:span><text:span text:style-name="T2">0</text:span><text:span text:style-name="T1">]</text:span></text:p>
          </draw:text-box>
        </draw:frame>
        <draw:frame draw:style-name="gr5" draw:text-style-name="P2" draw:layer="layout" svg:width="3.031cm" svg:height="0.725cm" svg:x="16.069cm" svg:y="12.184cm">
          <draw:text-box>
            <text:p><text:span text:style-name="T1">S=[-1,-1,-1,0]</text:span></text:p>
          </draw:text-box>
        </draw:frame>
        <draw:frame draw:style-name="gr5" draw:text-style-name="P2" draw:layer="layout" svg:width="3.131cm" svg:height="0.725cm" svg:x="23.9cm" svg:y="12.109cm">
          <draw:text-box>
            <text:p><text:span text:style-name="T1">S=[-1,0,</text:span><text:span text:style-name="T3">0</text:span><text:span text:style-name="T1">,-1]</text:span></text:p>
          </draw:text-box>
        </draw:frame>
        <draw:connector draw:style-name="gr7" draw:text-style-name="P1" draw:layer="layout" draw:type="curve" svg:x1="20.969cm" svg:y1="14.5cm" svg:x2="19.469cm" svg:y2="13cm" draw:start-shape="id5" draw:start-glue-point="3" draw:end-shape="id6" draw:end-glue-point="2" svg:d="M20969 14500c-1000 0-1500-500-1500-1500">
          <text:p/>
        </draw:connector>
        <draw:circle draw:style-name="gr3" draw:text-style-name="P1" xml:id="id8" draw:id="id8" draw:layer="layout" svg:width="1cm" svg:height="1cm" svg:x="6.938cm" svg:y="18cm">
          <text:p text:style-name="P1">0</text:p>
        </draw:circle>
        <draw:circle draw:style-name="gr3" draw:text-style-name="P1" draw:layer="layout" svg:width="1cm" svg:height="1cm" svg:x="8.938cm" svg:y="20cm">
          <text:p text:style-name="P1">1</text:p>
        </draw:circle>
        <draw:circle draw:style-name="gr3" draw:text-style-name="P1" xml:id="id7" draw:id="id7" draw:layer="layout" svg:width="1cm" svg:height="1cm" svg:x="4.938cm" svg:y="20cm">
          <text:p text:style-name="P1">3</text:p>
        </draw:circle>
        <draw:circle draw:style-name="gr3" draw:text-style-name="P1" draw:layer="layout" svg:width="1cm" svg:height="1cm" svg:x="6.938cm" svg:y="22cm">
          <text:p text:style-name="P1">2</text:p>
        </draw:circle>
        <draw:frame draw:style-name="gr4" draw:layer="layout" svg:width="1.277cm" svg:height="0.963cm" svg:x="1.969cm" svg:y="17.146cm">
          <draw:text-box>
            <text:p>(e)</text:p>
          </draw:text-box>
        </draw:frame>
        <draw:frame draw:style-name="gr5" draw:text-style-name="P2" draw:layer="layout" svg:width="3.131cm" svg:height="0.725cm" svg:x="5.838cm" svg:y="17.4cm">
          <draw:text-box>
            <text:p><text:span text:style-name="T1">S=[0,</text:span><text:span text:style-name="T3">0</text:span><text:span text:style-name="T1">,-1,-1]</text:span></text:p>
          </draw:text-box>
        </draw:frame>
        <draw:frame draw:style-name="gr6" draw:text-style-name="P2" draw:layer="layout" svg:width="3.131cm" svg:height="1.425cm" svg:x="5.838cm" svg:y="22.975cm">
          <draw:text-box>
            <text:p><text:span text:style-name="T1">S=[-1,-1,0,</text:span><text:span text:style-name="T3">0</text:span><text:span text:style-name="T1">]</text:span></text:p>
          </draw:text-box>
        </draw:frame>
        <draw:frame draw:style-name="gr5" draw:text-style-name="P2" draw:layer="layout" svg:width="3.031cm" svg:height="0.725cm" svg:x="2.038cm" svg:y="20.184cm">
          <draw:text-box>
            <text:p><text:span text:style-name="T1">S=[</text:span><text:span text:style-name="T2">0</text:span><text:span text:style-name="T1">,</text:span><text:span text:style-name="T4">0</text:span><text:span text:style-name="T1">,-1,0]</text:span></text:p>
          </draw:text-box>
        </draw:frame>
        <draw:frame draw:style-name="gr5" draw:text-style-name="P2" draw:layer="layout" svg:width="3.131cm" svg:height="0.725cm" svg:x="9.869cm" svg:y="20.109cm">
          <draw:text-box>
            <text:p><text:span text:style-name="T1">S=[-1,0,</text:span><text:span text:style-name="T3">0</text:span><text:span text:style-name="T1">,-1]</text:span></text:p>
          </draw:text-box>
        </draw:frame>
        <draw:connector draw:style-name="gr7" draw:text-style-name="P1" draw:layer="layout" draw:type="curve" svg:x1="5.438cm" svg:y1="20cm" svg:x2="6.938cm" svg:y2="18.5cm" draw:start-shape="id7" draw:start-glue-point="0" draw:end-shape="id8" draw:end-glue-point="3" svg:d="M5438 20000c0-1000 500-1500 1500-1500">
          <text:p/>
        </draw:connector>
      </draw:page>
      <draw:page draw:name="page2" draw:style-name="dp1" draw:master-page-name="Padrão">
        <draw:rect draw:style-name="gr1" draw:text-style-name="P1" draw:layer="layout" svg:width="11cm" svg:height="7cm" svg:x="2cm" svg:y="1cm">
          <text:p/>
        </draw:rect>
        <draw:rect draw:style-name="gr1" draw:text-style-name="P1" draw:layer="layout" svg:width="11cm" svg:height="7cm" svg:x="16cm" svg:y="1cm">
          <text:p/>
        </draw:rect>
        <draw:rect draw:style-name="gr1" draw:text-style-name="P1" draw:layer="layout" svg:width="11cm" svg:height="7cm" svg:x="2cm" svg:y="9cm">
          <text:p/>
        </draw:rect>
        <draw:rect draw:style-name="gr1" draw:text-style-name="P1" draw:layer="layout" svg:width="11cm" svg:height="7cm" svg:x="15.969cm" svg:y="9cm">
          <text:p/>
        </draw:rect>
        <draw:rect draw:style-name="gr1" draw:text-style-name="P1" draw:layer="layout" svg:width="11cm" svg:height="7cm" svg:x="1.969cm" svg:y="17cm">
          <text:p/>
        </draw:rect>
        <draw:rect draw:style-name="gr1" draw:text-style-name="P1" draw:layer="layout" svg:width="11cm" svg:height="7cm" svg:x="16cm" svg:y="25cm">
          <text:p/>
        </draw:rect>
        <draw:rect draw:style-name="gr1" draw:text-style-name="P1" draw:layer="layout" svg:width="11cm" svg:height="7cm" svg:x="2cm" svg:y="25cm">
          <text:p/>
        </draw:rect>
        <draw:rect draw:style-name="gr1" draw:text-style-name="P1" draw:layer="layout" svg:width="11cm" svg:height="7cm" svg:x="16cm" svg:y="17cm">
          <text:p/>
        </draw:rect>
        <draw:custom-shape draw:style-name="gr2" draw:text-style-name="P1" draw:layer="layout" svg:width="1.3cm" svg:height="0.6cm" svg:x="13.991cm" svg:y="4.1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3cm" svg:height="0.6cm" svg:x="13.991cm" svg:y="12.2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ircle draw:style-name="gr3" draw:text-style-name="P1" draw:layer="layout" svg:width="1cm" svg:height="1cm" svg:x="6.969cm" svg:y="2cm">
          <text:p text:style-name="P1">0</text:p>
        </draw:circle>
        <draw:circle draw:style-name="gr3" draw:text-style-name="P1" draw:layer="layout" svg:width="1cm" svg:height="1cm" svg:x="8.969cm" svg:y="4cm">
          <text:p text:style-name="P1">1</text:p>
        </draw:circle>
        <draw:circle draw:style-name="gr3" draw:text-style-name="P1" draw:layer="layout" svg:width="1cm" svg:height="1cm" svg:x="4.969cm" svg:y="4cm">
          <text:p text:style-name="P1">3</text:p>
        </draw:circle>
        <draw:circle draw:style-name="gr3" draw:text-style-name="P1" draw:layer="layout" svg:width="1cm" svg:height="1cm" svg:x="6.969cm" svg:y="6cm">
          <text:p text:style-name="P1">2</text:p>
        </draw:circle>
        <draw:frame draw:style-name="gr4" draw:layer="layout" svg:width="1.277cm" svg:height="0.963cm" svg:x="2cm" svg:y="1.146cm">
          <draw:text-box>
            <text:p>(e)</text:p>
          </draw:text-box>
        </draw:frame>
        <draw:frame draw:style-name="gr5" draw:text-style-name="P2" draw:layer="layout" svg:width="3.131cm" svg:height="0.725cm" svg:x="5.869cm" svg:y="1.4cm">
          <draw:text-box>
            <text:p><text:span text:style-name="T1">S=[0,</text:span><text:span text:style-name="T3">0</text:span><text:span text:style-name="T1">,-1,-1]</text:span></text:p>
          </draw:text-box>
        </draw:frame>
        <draw:frame draw:style-name="gr6" draw:text-style-name="P2" draw:layer="layout" svg:width="3.131cm" svg:height="1.425cm" svg:x="5.869cm" svg:y="6.975cm">
          <draw:text-box>
            <text:p><text:span text:style-name="T1">S=[-1,-1,0,</text:span><text:span text:style-name="T3">0</text:span><text:span text:style-name="T1">]</text:span></text:p>
          </draw:text-box>
        </draw:frame>
        <draw:frame draw:style-name="gr5" draw:text-style-name="P2" draw:layer="layout" svg:width="3.031cm" svg:height="0.725cm" svg:x="2.069cm" svg:y="4.184cm">
          <draw:text-box>
            <text:p><text:span text:style-name="T1">S=[</text:span><text:span text:style-name="T3">0</text:span><text:span text:style-name="T1">,0,-1,0]</text:span></text:p>
          </draw:text-box>
        </draw:frame>
        <draw:frame draw:style-name="gr5" draw:text-style-name="P2" draw:layer="layout" svg:width="3.131cm" svg:height="0.725cm" svg:x="9.9cm" svg:y="4.109cm">
          <draw:text-box>
            <text:p><text:span text:style-name="T1">S=[-1,0,</text:span><text:span text:style-name="T3">0</text:span><text:span text:style-name="T1">,-1]</text:span></text:p>
          </draw:text-box>
        </draw:frame>
        <draw:circle draw:style-name="gr3" draw:text-style-name="P1" xml:id="id9" draw:id="id9" draw:layer="layout" svg:width="1cm" svg:height="1cm" svg:x="20.969cm" svg:y="2cm">
          <text:p text:style-name="P1">0</text:p>
        </draw:circle>
        <draw:circle draw:style-name="gr3" draw:text-style-name="P1" xml:id="id10" draw:id="id10" draw:layer="layout" svg:width="1cm" svg:height="1cm" svg:x="22.969cm" svg:y="4cm">
          <text:p text:style-name="P1">1</text:p>
        </draw:circle>
        <draw:circle draw:style-name="gr3" draw:text-style-name="P1" draw:layer="layout" svg:width="1cm" svg:height="1cm" svg:x="18.969cm" svg:y="4cm">
          <text:p text:style-name="P1">3</text:p>
        </draw:circle>
        <draw:circle draw:style-name="gr3" draw:text-style-name="P1" draw:layer="layout" svg:width="1cm" svg:height="1cm" svg:x="20.969cm" svg:y="6cm">
          <text:p text:style-name="P1">2</text:p>
        </draw:circle>
        <draw:frame draw:style-name="gr4" draw:layer="layout" svg:width="1.277cm" svg:height="0.963cm" svg:x="16cm" svg:y="1.146cm">
          <draw:text-box>
            <text:p>(f)</text:p>
          </draw:text-box>
        </draw:frame>
        <draw:frame draw:style-name="gr5" draw:text-style-name="P2" draw:layer="layout" svg:width="3.131cm" svg:height="0.725cm" svg:x="19.869cm" svg:y="1.4cm">
          <draw:text-box>
            <text:p><text:span text:style-name="T1">S=[0,</text:span><text:span text:style-name="T5">1</text:span><text:span text:style-name="T1">,-1,-1]</text:span></text:p>
          </draw:text-box>
        </draw:frame>
        <draw:frame draw:style-name="gr6" draw:text-style-name="P2" draw:layer="layout" svg:width="3.131cm" svg:height="1.425cm" svg:x="19.869cm" svg:y="6.975cm">
          <draw:text-box>
            <text:p><text:span text:style-name="T1">S=[-1,-1,0,</text:span><text:span text:style-name="T3">0</text:span><text:span text:style-name="T1">]</text:span></text:p>
          </draw:text-box>
        </draw:frame>
        <draw:frame draw:style-name="gr5" draw:text-style-name="P2" draw:layer="layout" svg:width="3.031cm" svg:height="0.725cm" svg:x="16.069cm" svg:y="4.184cm">
          <draw:text-box>
            <text:p><text:span text:style-name="T1">S=[</text:span><text:span text:style-name="T3">0</text:span><text:span text:style-name="T1">,0,-1,0]</text:span></text:p>
          </draw:text-box>
        </draw:frame>
        <draw:frame draw:style-name="gr5" draw:text-style-name="P2" draw:layer="layout" svg:width="3.131cm" svg:height="0.725cm" svg:x="23.9cm" svg:y="4.109cm">
          <draw:text-box>
            <text:p><text:span text:style-name="T1">S=[-1,0,</text:span><text:span text:style-name="T3">0</text:span><text:span text:style-name="T1">,-1]</text:span></text:p>
          </draw:text-box>
        </draw:frame>
        <draw:connector draw:style-name="gr7" draw:text-style-name="P1" draw:layer="layout" draw:type="curve" svg:x1="21.969cm" svg:y1="2.5cm" svg:x2="23.469cm" svg:y2="4cm" draw:start-shape="id9" draw:start-glue-point="1" draw:end-shape="id10" draw:end-glue-point="0" svg:d="M21969 2500c1000 0 1500 500 1500 1500">
          <text:p/>
        </draw:connector>
        <draw:line draw:style-name="gr8" draw:text-style-name="P1" draw:layer="layout" svg:x1="8.9cm" svg:y1="3.9cm" svg:x2="10.1cm" svg:y2="5.1cm">
          <text:p/>
        </draw:line>
        <draw:line draw:style-name="gr8" draw:text-style-name="P1" draw:layer="layout" svg:x1="8.9cm" svg:y1="5.1cm" svg:x2="10.1cm" svg:y2="3.9cm">
          <text:p/>
        </draw:line>
        <draw:circle draw:style-name="gr3" draw:text-style-name="P1" xml:id="id11" draw:id="id11" draw:layer="layout" svg:width="1cm" svg:height="1cm" svg:x="6.969cm" svg:y="10cm">
          <text:p text:style-name="P1">0</text:p>
        </draw:circle>
        <draw:circle draw:style-name="gr3" draw:text-style-name="P1" draw:layer="layout" svg:width="1cm" svg:height="1cm" svg:x="8.969cm" svg:y="12cm">
          <text:p text:style-name="P1">1</text:p>
        </draw:circle>
        <draw:circle draw:style-name="gr3" draw:text-style-name="P1" draw:layer="layout" svg:width="1cm" svg:height="1cm" svg:x="4.969cm" svg:y="12cm">
          <text:p text:style-name="P1">3</text:p>
        </draw:circle>
        <draw:circle draw:style-name="gr3" draw:text-style-name="P1" xml:id="id12" draw:id="id12" draw:layer="layout" svg:width="1cm" svg:height="1cm" svg:x="6.969cm" svg:y="14cm">
          <text:p text:style-name="P1">2</text:p>
        </draw:circle>
        <draw:frame draw:style-name="gr4" draw:layer="layout" svg:width="1.277cm" svg:height="0.963cm" svg:x="2cm" svg:y="9.146cm">
          <draw:text-box>
            <text:p>(g)</text:p>
          </draw:text-box>
        </draw:frame>
        <draw:frame draw:style-name="gr5" draw:text-style-name="P2" draw:layer="layout" svg:width="3.131cm" svg:height="0.725cm" svg:x="5.869cm" svg:y="9.4cm">
          <draw:text-box>
            <text:p><text:span text:style-name="T1">S=[0,</text:span><text:span text:style-name="T5">1</text:span><text:span text:style-name="T1">,</text:span><text:span text:style-name="T2">0</text:span><text:span text:style-name="T1">,</text:span><text:span text:style-name="T4">0</text:span><text:span text:style-name="T1">]</text:span></text:p>
          </draw:text-box>
        </draw:frame>
        <draw:frame draw:style-name="gr6" draw:text-style-name="P2" draw:layer="layout" svg:width="3.131cm" svg:height="1.425cm" svg:x="5.869cm" svg:y="14.975cm">
          <draw:text-box>
            <text:p><text:span text:style-name="T1">S=[-1,-1,0,</text:span><text:span text:style-name="T3">0</text:span><text:span text:style-name="T1">]</text:span></text:p>
          </draw:text-box>
        </draw:frame>
        <draw:frame draw:style-name="gr5" draw:text-style-name="P2" draw:layer="layout" svg:width="3.031cm" svg:height="0.725cm" svg:x="2.069cm" svg:y="12.184cm">
          <draw:text-box>
            <text:p><text:span text:style-name="T1">S=[</text:span><text:span text:style-name="T3">0</text:span><text:span text:style-name="T1">,0,-1,0]</text:span></text:p>
          </draw:text-box>
        </draw:frame>
        <draw:frame draw:style-name="gr5" draw:text-style-name="P2" draw:layer="layout" svg:width="3.131cm" svg:height="0.725cm" svg:x="9.9cm" svg:y="12.109cm">
          <draw:text-box>
            <text:p><text:span text:style-name="T1">S=[-1,0,</text:span><text:span text:style-name="T3">0</text:span><text:span text:style-name="T1">,-1]</text:span></text:p>
          </draw:text-box>
        </draw:frame>
        <draw:line draw:style-name="gr8" draw:text-style-name="P1" draw:layer="layout" svg:x1="22.9cm" svg:y1="3.9cm" svg:x2="24.1cm" svg:y2="5.1cm">
          <text:p/>
        </draw:line>
        <draw:line draw:style-name="gr8" draw:text-style-name="P1" draw:layer="layout" svg:x1="22.9cm" svg:y1="5.1cm" svg:x2="24.1cm" svg:y2="3.9cm">
          <text:p/>
        </draw:line>
        <draw:line draw:style-name="gr8" draw:text-style-name="P1" draw:layer="layout" svg:x1="8.9cm" svg:y1="11.9cm" svg:x2="10.1cm" svg:y2="13.1cm">
          <text:p/>
        </draw:line>
        <draw:line draw:style-name="gr8" draw:text-style-name="P1" draw:layer="layout" svg:x1="8.9cm" svg:y1="13.1cm" svg:x2="10.1cm" svg:y2="11.9cm">
          <text:p/>
        </draw:line>
        <draw:connector draw:style-name="gr7" draw:text-style-name="P1" draw:layer="layout" draw:type="curve" svg:x1="7.469cm" svg:y1="11cm" svg:x2="7.469cm" svg:y2="14cm" draw:start-shape="id11" draw:start-glue-point="2" draw:end-shape="id12" draw:end-glue-point="0" svg:d="M7469 11000v3000">
          <text:p/>
        </draw:connector>
        <draw:circle draw:style-name="gr3" draw:text-style-name="P1" draw:layer="layout" svg:width="1cm" svg:height="1cm" svg:x="20.938cm" svg:y="10cm">
          <text:p text:style-name="P1">0</text:p>
        </draw:circle>
        <draw:circle draw:style-name="gr3" draw:text-style-name="P1" draw:layer="layout" svg:width="1cm" svg:height="1cm" svg:x="22.938cm" svg:y="12cm">
          <text:p text:style-name="P1">1</text:p>
        </draw:circle>
        <draw:circle draw:style-name="gr3" draw:text-style-name="P1" xml:id="id14" draw:id="id14" draw:layer="layout" svg:width="1cm" svg:height="1cm" svg:x="18.938cm" svg:y="12cm">
          <text:p text:style-name="P1">3</text:p>
        </draw:circle>
        <draw:circle draw:style-name="gr3" draw:text-style-name="P1" xml:id="id13" draw:id="id13" draw:layer="layout" svg:width="1cm" svg:height="1cm" svg:x="20.938cm" svg:y="14cm">
          <text:p text:style-name="P1">2</text:p>
        </draw:circle>
        <draw:frame draw:style-name="gr4" draw:layer="layout" svg:width="1.277cm" svg:height="0.963cm" svg:x="15.969cm" svg:y="9.146cm">
          <draw:text-box>
            <text:p>(h)</text:p>
          </draw:text-box>
        </draw:frame>
        <draw:frame draw:style-name="gr5" draw:text-style-name="P2" draw:layer="layout" svg:width="3.131cm" svg:height="0.725cm" svg:x="19.838cm" svg:y="9.4cm">
          <draw:text-box>
            <text:p><text:span text:style-name="T1">S=[0,</text:span><text:span text:style-name="T3">1,0,0</text:span><text:span text:style-name="T1">]</text:span></text:p>
          </draw:text-box>
        </draw:frame>
        <draw:frame draw:style-name="gr6" draw:text-style-name="P2" draw:layer="layout" svg:width="3.131cm" svg:height="1.425cm" svg:x="19.838cm" svg:y="14.975cm">
          <draw:text-box>
            <text:p><text:span text:style-name="T1">S=[</text:span><text:span text:style-name="T4">0</text:span><text:span text:style-name="T1">,</text:span><text:span text:style-name="T4">0</text:span><text:span text:style-name="T1">,0,</text:span><text:span text:style-name="T2">0</text:span><text:span text:style-name="T1">]</text:span></text:p>
          </draw:text-box>
        </draw:frame>
        <draw:frame draw:style-name="gr5" draw:text-style-name="P2" draw:layer="layout" svg:width="3.031cm" svg:height="0.725cm" svg:x="16.038cm" svg:y="12.184cm">
          <draw:text-box>
            <text:p><text:span text:style-name="T1">S=[</text:span><text:span text:style-name="T3">0</text:span><text:span text:style-name="T1">,0,-1,0]</text:span></text:p>
          </draw:text-box>
        </draw:frame>
        <draw:frame draw:style-name="gr5" draw:text-style-name="P2" draw:layer="layout" svg:width="3.131cm" svg:height="0.725cm" svg:x="23.869cm" svg:y="12.109cm">
          <draw:text-box>
            <text:p><text:span text:style-name="T1">S=[-1,0,</text:span><text:span text:style-name="T3">0</text:span><text:span text:style-name="T1">,-1]</text:span></text:p>
          </draw:text-box>
        </draw:frame>
        <draw:line draw:style-name="gr8" draw:text-style-name="P1" draw:layer="layout" svg:x1="22.869cm" svg:y1="11.9cm" svg:x2="24.069cm" svg:y2="13.1cm">
          <text:p/>
        </draw:line>
        <draw:line draw:style-name="gr8" draw:text-style-name="P1" draw:layer="layout" svg:x1="22.869cm" svg:y1="13.1cm" svg:x2="24.069cm" svg:y2="11.9cm">
          <text:p/>
        </draw:line>
        <draw:connector draw:style-name="gr7" draw:text-style-name="P1" draw:layer="layout" draw:type="curve" svg:x1="20.938cm" svg:y1="14.5cm" svg:x2="19.438cm" svg:y2="13cm" draw:start-shape="id13" draw:start-glue-point="3" draw:end-shape="id14" draw:end-glue-point="2" svg:d="M20938 14500c-1000 0-1500-500-1500-1500">
          <text:p/>
        </draw:connector>
        <draw:circle draw:style-name="gr3" draw:text-style-name="P1" xml:id="id16" draw:id="id16" draw:layer="layout" svg:width="1cm" svg:height="1cm" svg:x="6.938cm" svg:y="18cm">
          <text:p text:style-name="P1">0</text:p>
        </draw:circle>
        <draw:circle draw:style-name="gr3" draw:text-style-name="P1" draw:layer="layout" svg:width="1cm" svg:height="1cm" svg:x="8.938cm" svg:y="20cm">
          <text:p text:style-name="P1">1</text:p>
        </draw:circle>
        <draw:circle draw:style-name="gr3" draw:text-style-name="P1" xml:id="id15" draw:id="id15" draw:layer="layout" svg:width="1cm" svg:height="1cm" svg:x="4.938cm" svg:y="20cm">
          <text:p text:style-name="P1">3</text:p>
        </draw:circle>
        <draw:circle draw:style-name="gr3" draw:text-style-name="P1" draw:layer="layout" svg:width="1cm" svg:height="1cm" svg:x="6.938cm" svg:y="22cm">
          <text:p text:style-name="P1">2</text:p>
        </draw:circle>
        <draw:frame draw:style-name="gr4" draw:layer="layout" svg:width="1.277cm" svg:height="0.963cm" svg:x="1.969cm" svg:y="17.146cm">
          <draw:text-box>
            <text:p>(i)</text:p>
          </draw:text-box>
        </draw:frame>
        <draw:frame draw:style-name="gr5" draw:text-style-name="P2" draw:layer="layout" svg:width="3.131cm" svg:height="0.725cm" svg:x="5.838cm" svg:y="17.4cm">
          <draw:text-box>
            <text:p><text:span text:style-name="T1">S=[0,</text:span><text:span text:style-name="T3">1,0,0</text:span><text:span text:style-name="T1">]</text:span></text:p>
          </draw:text-box>
        </draw:frame>
        <draw:frame draw:style-name="gr6" draw:text-style-name="P2" draw:layer="layout" svg:width="3.131cm" svg:height="1.425cm" svg:x="5.838cm" svg:y="22.975cm">
          <draw:text-box>
            <text:p><text:span text:style-name="T1">S=[</text:span><text:span text:style-name="T3">0,0,0,0</text:span><text:span text:style-name="T1">]</text:span></text:p>
          </draw:text-box>
        </draw:frame>
        <draw:frame draw:style-name="gr5" draw:text-style-name="P2" draw:layer="layout" svg:width="3.031cm" svg:height="0.725cm" svg:x="2.038cm" svg:y="20.184cm">
          <draw:text-box>
            <text:p><text:span text:style-name="T1">S=[</text:span><text:span text:style-name="T2">0</text:span><text:span text:style-name="T1">,</text:span><text:span text:style-name="T4">1</text:span><text:span text:style-name="T1">,</text:span><text:span text:style-name="T4">0</text:span><text:span text:style-name="T1">,0]</text:span></text:p>
          </draw:text-box>
        </draw:frame>
        <draw:frame draw:style-name="gr5" draw:text-style-name="P2" draw:layer="layout" svg:width="3.131cm" svg:height="0.725cm" svg:x="9.869cm" svg:y="20.109cm">
          <draw:text-box>
            <text:p><text:span text:style-name="T1">S=[-1,0,</text:span><text:span text:style-name="T3">0</text:span><text:span text:style-name="T1">,-1]</text:span></text:p>
          </draw:text-box>
        </draw:frame>
        <draw:line draw:style-name="gr8" draw:text-style-name="P1" draw:layer="layout" svg:x1="8.869cm" svg:y1="19.9cm" svg:x2="10.069cm" svg:y2="21.1cm">
          <text:p/>
        </draw:line>
        <draw:line draw:style-name="gr8" draw:text-style-name="P1" draw:layer="layout" svg:x1="8.869cm" svg:y1="21.1cm" svg:x2="10.069cm" svg:y2="19.9cm">
          <text:p/>
        </draw:line>
        <draw:connector draw:style-name="gr7" draw:text-style-name="P1" draw:layer="layout" draw:type="curve" svg:x1="5.438cm" svg:y1="20cm" svg:x2="6.938cm" svg:y2="18.5cm" draw:start-shape="id15" draw:start-glue-point="0" draw:end-shape="id16" draw:end-glue-point="3" svg:d="M5438 20000c0-1000 500-1500 1500-1500">
          <text:p/>
        </draw:connector>
        <draw:custom-shape draw:style-name="gr2" draw:text-style-name="P1" draw:layer="layout" svg:width="1.3cm" svg:height="0.6cm" svg:x="14cm" svg:y="20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ircle draw:style-name="gr3" draw:text-style-name="P1" draw:layer="layout" svg:width="1cm" svg:height="1cm" svg:x="20.969cm" svg:y="26cm">
          <text:p text:style-name="P1">0</text:p>
        </draw:circle>
        <draw:circle draw:style-name="gr3" draw:text-style-name="P1" draw:layer="layout" svg:width="1cm" svg:height="1cm" svg:x="22.969cm" svg:y="28cm">
          <text:p text:style-name="P1">1</text:p>
        </draw:circle>
        <draw:circle draw:style-name="gr3" draw:text-style-name="P1" xml:id="id18" draw:id="id18" draw:layer="layout" svg:width="1cm" svg:height="1cm" svg:x="18.969cm" svg:y="28cm">
          <text:p text:style-name="P1">3</text:p>
        </draw:circle>
        <draw:circle draw:style-name="gr3" draw:text-style-name="P1" xml:id="id17" draw:id="id17" draw:layer="layout" svg:width="1cm" svg:height="1cm" svg:x="20.969cm" svg:y="30cm">
          <text:p text:style-name="P1">2</text:p>
        </draw:circle>
        <draw:frame draw:style-name="gr4" draw:layer="layout" svg:width="1.277cm" svg:height="0.963cm" svg:x="16cm" svg:y="25.146cm">
          <draw:text-box>
            <text:p>(l)</text:p>
          </draw:text-box>
        </draw:frame>
        <draw:frame draw:style-name="gr5" draw:text-style-name="P2" draw:layer="layout" svg:width="3.131cm" svg:height="0.725cm" svg:x="19.869cm" svg:y="25.4cm">
          <draw:text-box>
            <text:p><text:span text:style-name="T1">S=[0,</text:span><text:span text:style-name="T3">1,0,0</text:span><text:span text:style-name="T1">]</text:span></text:p>
          </draw:text-box>
        </draw:frame>
        <draw:frame draw:style-name="gr6" draw:text-style-name="P2" draw:layer="layout" svg:width="3.131cm" svg:height="1.425cm" svg:x="19.869cm" svg:y="30.975cm">
          <draw:text-box>
            <text:p><text:span text:style-name="T1">S=[</text:span><text:span text:style-name="T3">0,</text:span><text:span text:style-name="T4">1</text:span><text:span text:style-name="T3">,0,</text:span><text:span text:style-name="T2">0</text:span><text:span text:style-name="T1">]</text:span></text:p>
          </draw:text-box>
        </draw:frame>
        <draw:frame draw:style-name="gr5" draw:text-style-name="P2" draw:layer="layout" svg:width="3.031cm" svg:height="0.725cm" svg:x="16.069cm" svg:y="28.184cm">
          <draw:text-box>
            <text:p><text:span text:style-name="T1">S=[</text:span><text:span text:style-name="T3">0,1</text:span><text:span text:style-name="T1">,0,0]</text:span></text:p>
          </draw:text-box>
        </draw:frame>
        <draw:frame draw:style-name="gr5" draw:text-style-name="P2" draw:layer="layout" svg:width="3.131cm" svg:height="0.725cm" svg:x="23.9cm" svg:y="28.109cm">
          <draw:text-box>
            <text:p><text:span text:style-name="T1">S=[-1,0,</text:span><text:span text:style-name="T3">0</text:span><text:span text:style-name="T1">,-1]</text:span></text:p>
          </draw:text-box>
        </draw:frame>
        <draw:line draw:style-name="gr8" draw:text-style-name="P1" draw:layer="layout" svg:x1="22.9cm" svg:y1="27.9cm" svg:x2="24.1cm" svg:y2="29.1cm">
          <text:p/>
        </draw:line>
        <draw:line draw:style-name="gr8" draw:text-style-name="P1" draw:layer="layout" svg:x1="22.9cm" svg:y1="29.1cm" svg:x2="24.1cm" svg:y2="27.9cm">
          <text:p/>
        </draw:line>
        <draw:connector draw:style-name="gr7" draw:text-style-name="P1" draw:layer="layout" draw:type="curve" svg:x1="20.969cm" svg:y1="30.5cm" svg:x2="19.469cm" svg:y2="29cm" draw:start-shape="id17" draw:start-glue-point="3" draw:end-shape="id18" draw:end-glue-point="2" svg:d="M20969 30500c-1000 0-1500-500-1500-1500">
          <text:p/>
        </draw:connector>
        <draw:circle draw:style-name="gr3" draw:text-style-name="P1" xml:id="id19" draw:id="id19" draw:layer="layout" svg:width="1cm" svg:height="1cm" svg:x="6.969cm" svg:y="26cm">
          <text:p text:style-name="P1">0</text:p>
        </draw:circle>
        <draw:circle draw:style-name="gr3" draw:text-style-name="P1" draw:layer="layout" svg:width="1cm" svg:height="1cm" svg:x="8.969cm" svg:y="28cm">
          <text:p text:style-name="P1">1</text:p>
        </draw:circle>
        <draw:circle draw:style-name="gr3" draw:text-style-name="P1" draw:layer="layout" svg:width="1cm" svg:height="1cm" svg:x="4.969cm" svg:y="28cm">
          <text:p text:style-name="P1">3</text:p>
        </draw:circle>
        <draw:circle draw:style-name="gr3" draw:text-style-name="P1" xml:id="id20" draw:id="id20" draw:layer="layout" svg:width="1cm" svg:height="1cm" svg:x="6.969cm" svg:y="30cm">
          <text:p text:style-name="P1">2</text:p>
        </draw:circle>
        <draw:frame draw:style-name="gr4" draw:layer="layout" svg:width="1.277cm" svg:height="0.963cm" svg:x="2cm" svg:y="25.146cm">
          <draw:text-box>
            <text:p>(k)</text:p>
          </draw:text-box>
        </draw:frame>
        <draw:frame draw:style-name="gr5" draw:text-style-name="P2" draw:layer="layout" svg:width="3.131cm" svg:height="0.725cm" svg:x="5.869cm" svg:y="25.4cm">
          <draw:text-box>
            <text:p><text:span text:style-name="T1">S=[0,</text:span><text:span text:style-name="T3">1,</text:span><text:span text:style-name="T2">0</text:span><text:span text:style-name="T3">,0</text:span><text:span text:style-name="T1">]</text:span></text:p>
          </draw:text-box>
        </draw:frame>
        <draw:frame draw:style-name="gr5" draw:text-style-name="P2" draw:layer="layout" svg:width="3.031cm" svg:height="0.725cm" svg:x="2.069cm" svg:y="28.184cm">
          <draw:text-box>
            <text:p><text:span text:style-name="T1">S=[</text:span><text:span text:style-name="T3">0,1</text:span><text:span text:style-name="T1">,-1,0]</text:span></text:p>
          </draw:text-box>
        </draw:frame>
        <draw:frame draw:style-name="gr5" draw:text-style-name="P2" draw:layer="layout" svg:width="3.131cm" svg:height="0.725cm" svg:x="9.9cm" svg:y="28.109cm">
          <draw:text-box>
            <text:p><text:span text:style-name="T1">S=[-1,0,</text:span><text:span text:style-name="T3">0</text:span><text:span text:style-name="T1">,-1]</text:span></text:p>
          </draw:text-box>
        </draw:frame>
        <draw:line draw:style-name="gr8" draw:text-style-name="P1" draw:layer="layout" svg:x1="8.9cm" svg:y1="27.9cm" svg:x2="10.1cm" svg:y2="29.1cm">
          <text:p/>
        </draw:line>
        <draw:line draw:style-name="gr8" draw:text-style-name="P1" draw:layer="layout" svg:x1="8.9cm" svg:y1="29.1cm" svg:x2="10.1cm" svg:y2="27.9cm">
          <text:p/>
        </draw:line>
        <draw:connector draw:style-name="gr7" draw:text-style-name="P1" draw:layer="layout" draw:type="curve" svg:x1="7.469cm" svg:y1="27cm" svg:x2="7.469cm" svg:y2="30cm" draw:start-shape="id19" draw:start-glue-point="2" draw:end-shape="id20" draw:end-glue-point="0" svg:d="M7469 27000v3000">
          <text:p/>
        </draw:connector>
        <draw:circle draw:style-name="gr3" draw:text-style-name="P1" xml:id="id21" draw:id="id21" draw:layer="layout" svg:width="1cm" svg:height="1cm" svg:x="20.969cm" svg:y="18cm">
          <text:p text:style-name="P1">0</text:p>
        </draw:circle>
        <draw:circle draw:style-name="gr3" draw:text-style-name="P1" draw:layer="layout" svg:width="1cm" svg:height="1cm" svg:x="22.969cm" svg:y="20cm">
          <text:p text:style-name="P1">1</text:p>
        </draw:circle>
        <draw:circle draw:style-name="gr3" draw:text-style-name="P1" draw:layer="layout" svg:width="1cm" svg:height="1cm" svg:x="18.969cm" svg:y="20cm">
          <text:p text:style-name="P1">3</text:p>
        </draw:circle>
        <draw:circle draw:style-name="gr3" draw:text-style-name="P1" draw:layer="layout" svg:width="1cm" svg:height="1cm" svg:x="20.969cm" svg:y="22cm">
          <text:p text:style-name="P1">2</text:p>
        </draw:circle>
        <draw:frame draw:style-name="gr4" draw:layer="layout" svg:width="1.277cm" svg:height="0.963cm" svg:x="16cm" svg:y="17.146cm">
          <draw:text-box>
            <text:p>(j)</text:p>
          </draw:text-box>
        </draw:frame>
        <draw:frame draw:style-name="gr5" draw:text-style-name="P2" draw:layer="layout" svg:width="3.131cm" svg:height="0.725cm" svg:x="19.869cm" svg:y="17.4cm">
          <draw:text-box>
            <text:p><text:span text:style-name="T1">S=[0,</text:span><text:span text:style-name="T5">1</text:span><text:span text:style-name="T3">,0,0</text:span><text:span text:style-name="T1">]</text:span></text:p>
          </draw:text-box>
        </draw:frame>
        <draw:frame draw:style-name="gr6" draw:text-style-name="P2" draw:layer="layout" svg:width="3.131cm" svg:height="1.425cm" svg:x="19.869cm" svg:y="22.975cm">
          <draw:text-box>
            <text:p><text:span text:style-name="T1">S=[</text:span><text:span text:style-name="T3">0,0,0,0</text:span><text:span text:style-name="T1">]</text:span></text:p>
          </draw:text-box>
        </draw:frame>
        <draw:frame draw:style-name="gr5" draw:text-style-name="P3" draw:layer="layout" svg:width="3.031cm" svg:height="0.725cm" svg:x="16.069cm" svg:y="20.184cm">
          <draw:text-box>
            <text:p><text:span text:style-name="T3">S=[0,1,0,0]</text:span></text:p>
          </draw:text-box>
        </draw:frame>
        <draw:frame draw:style-name="gr5" draw:text-style-name="P2" draw:layer="layout" svg:width="3.131cm" svg:height="0.725cm" svg:x="23.9cm" svg:y="20.109cm">
          <draw:text-box>
            <text:p><text:span text:style-name="T1">S=[-1,0,</text:span><text:span text:style-name="T3">0</text:span><text:span text:style-name="T1">,-1]</text:span></text:p>
          </draw:text-box>
        </draw:frame>
        <draw:line draw:style-name="gr8" draw:text-style-name="P1" draw:layer="layout" svg:x1="22.9cm" svg:y1="19.9cm" svg:x2="24.1cm" svg:y2="21.1cm">
          <text:p/>
        </draw:line>
        <draw:line draw:style-name="gr8" draw:text-style-name="P1" xml:id="id22" draw:id="id22" draw:layer="layout" svg:x1="22.9cm" svg:y1="21.1cm" svg:x2="24.1cm" svg:y2="19.9cm">
          <text:p/>
        </draw:line>
        <draw:connector draw:style-name="gr7" draw:text-style-name="P1" draw:layer="layout" draw:type="curve" svg:x1="21.969cm" svg:y1="18.5cm" svg:x2="23.5cm" svg:y2="19.9cm" draw:start-shape="id21" draw:start-glue-point="1" draw:end-shape="id22" draw:end-glue-point="0" svg:d="M21969 18500c1021 0 1531 466 1531 1400">
          <text:p/>
        </draw:connector>
        <draw:frame draw:style-name="gr6" draw:text-style-name="P2" draw:layer="layout" svg:width="3.131cm" svg:height="1.425cm" svg:x="5.9cm" svg:y="30.975cm">
          <draw:text-box>
            <text:p><text:span text:style-name="T1">S=[</text:span><text:span text:style-name="T3">0,0,0,0</text:span><text:span text:style-name="T1">]</text:span></text:p>
          </draw:text-box>
        </draw:frame>
      </draw:page>
      <draw:page draw:name="page3" draw:style-name="dp1" draw:master-page-name="Padrão">
        <draw:rect draw:style-name="gr1" draw:text-style-name="P1" draw:layer="layout" svg:width="11cm" svg:height="7cm" svg:x="2cm" svg:y="1cm">
          <text:p/>
        </draw:rect>
        <draw:rect draw:style-name="gr1" draw:text-style-name="P1" draw:layer="layout" svg:width="11cm" svg:height="7cm" svg:x="16cm" svg:y="1cm">
          <text:p/>
        </draw:rect>
        <draw:rect draw:style-name="gr1" draw:text-style-name="P1" draw:layer="layout" svg:width="11cm" svg:height="7cm" svg:x="1.969cm" svg:y="9cm">
          <text:p/>
        </draw:rect>
        <draw:rect draw:style-name="gr1" draw:text-style-name="P1" draw:layer="layout" svg:width="11cm" svg:height="7cm" svg:x="16cm" svg:y="9cm">
          <text:p/>
        </draw:rect>
        <draw:rect draw:style-name="gr1" draw:text-style-name="P1" draw:layer="layout" svg:width="11cm" svg:height="7cm" svg:x="2cm" svg:y="17cm">
          <text:p/>
        </draw:rect>
        <draw:circle draw:style-name="gr3" draw:text-style-name="P1" draw:layer="layout" svg:width="1cm" svg:height="1cm" svg:x="6.969cm" svg:y="2cm">
          <text:p text:style-name="P1">0</text:p>
        </draw:circle>
        <draw:circle draw:style-name="gr3" draw:text-style-name="P1" draw:layer="layout" svg:width="1cm" svg:height="1cm" svg:x="8.969cm" svg:y="4cm">
          <text:p text:style-name="P1">1</text:p>
        </draw:circle>
        <draw:circle draw:style-name="gr3" draw:text-style-name="P1" draw:layer="layout" svg:width="1cm" svg:height="1cm" svg:x="4.969cm" svg:y="4cm">
          <text:p text:style-name="P1">3</text:p>
        </draw:circle>
        <draw:circle draw:style-name="gr3" draw:text-style-name="P1" draw:layer="layout" svg:width="1cm" svg:height="1cm" svg:x="6.969cm" svg:y="6cm">
          <text:p text:style-name="P1">2</text:p>
        </draw:circle>
        <draw:frame draw:style-name="gr4" draw:layer="layout" svg:width="1.277cm" svg:height="0.963cm" svg:x="2cm" svg:y="1.146cm">
          <draw:text-box>
            <text:p>(l)</text:p>
          </draw:text-box>
        </draw:frame>
        <draw:frame draw:style-name="gr5" draw:text-style-name="P2" draw:layer="layout" svg:width="3.131cm" svg:height="0.725cm" svg:x="5.869cm" svg:y="1.4cm">
          <draw:text-box>
            <text:p><text:span text:style-name="T1">S=[0,</text:span><text:span text:style-name="T3">1,0,0</text:span><text:span text:style-name="T1">]</text:span></text:p>
          </draw:text-box>
        </draw:frame>
        <draw:frame draw:style-name="gr6" draw:text-style-name="P2" draw:layer="layout" svg:width="3.131cm" svg:height="1.425cm" svg:x="5.869cm" svg:y="6.975cm">
          <draw:text-box>
            <text:p><text:span text:style-name="T1">S=[</text:span><text:span text:style-name="T3">0,1,0,0</text:span><text:span text:style-name="T1">]</text:span></text:p>
          </draw:text-box>
        </draw:frame>
        <draw:frame draw:style-name="gr5" draw:text-style-name="P2" draw:layer="layout" svg:width="3.031cm" svg:height="0.725cm" svg:x="2.069cm" svg:y="4.184cm">
          <draw:text-box>
            <text:p><text:span text:style-name="T1">S=[</text:span><text:span text:style-name="T3">0,1,0</text:span><text:span text:style-name="T1">,0]</text:span></text:p>
          </draw:text-box>
        </draw:frame>
        <draw:frame draw:style-name="gr5" draw:text-style-name="P2" draw:layer="layout" svg:width="3.131cm" svg:height="0.725cm" svg:x="9.9cm" svg:y="4.109cm">
          <draw:text-box>
            <text:p><text:span text:style-name="T1">S=[-1,0,</text:span><text:span text:style-name="T3">0</text:span><text:span text:style-name="T1">,-1]</text:span></text:p>
          </draw:text-box>
        </draw:frame>
        <draw:line draw:style-name="gr8" draw:text-style-name="P1" draw:layer="layout" svg:x1="8.9cm" svg:y1="3.9cm" svg:x2="10.1cm" svg:y2="5.1cm">
          <text:p/>
        </draw:line>
        <draw:line draw:style-name="gr8" draw:text-style-name="P1" draw:layer="layout" svg:x1="8.9cm" svg:y1="5.1cm" svg:x2="10.1cm" svg:y2="3.9cm">
          <text:p/>
        </draw:line>
        <draw:custom-shape draw:style-name="gr2" draw:text-style-name="P1" draw:layer="layout" svg:width="1.3cm" svg:height="0.6cm" svg:x="14cm" svg:y="4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8" draw:text-style-name="P1" draw:layer="layout" svg:x1="6.9cm" svg:y1="5.8cm" svg:x2="8.1cm" svg:y2="7cm">
          <text:p/>
        </draw:line>
        <draw:line draw:style-name="gr8" draw:text-style-name="P1" draw:layer="layout" svg:x1="6.9cm" svg:y1="7cm" svg:x2="8.1cm" svg:y2="5.8cm">
          <text:p/>
        </draw:line>
        <draw:circle draw:style-name="gr3" draw:text-style-name="P1" xml:id="id23" draw:id="id23" draw:layer="layout" svg:width="1cm" svg:height="1cm" svg:x="20.969cm" svg:y="2cm">
          <text:p text:style-name="P1">0</text:p>
        </draw:circle>
        <draw:circle draw:style-name="gr3" draw:text-style-name="P1" draw:layer="layout" svg:width="1cm" svg:height="1cm" svg:x="22.969cm" svg:y="4cm">
          <text:p text:style-name="P1">1</text:p>
        </draw:circle>
        <draw:circle draw:style-name="gr3" draw:text-style-name="P1" draw:layer="layout" svg:width="1cm" svg:height="1cm" svg:x="18.969cm" svg:y="4cm">
          <text:p text:style-name="P1">3</text:p>
        </draw:circle>
        <draw:circle draw:style-name="gr3" draw:text-style-name="P1" draw:layer="layout" svg:width="1cm" svg:height="1cm" svg:x="20.969cm" svg:y="6cm">
          <text:p text:style-name="P1">2</text:p>
        </draw:circle>
        <draw:frame draw:style-name="gr9" draw:layer="layout" svg:width="1.9cm" svg:height="1.675cm" svg:x="16cm" svg:y="1.146cm">
          <draw:text-box>
            <text:p>(m)</text:p>
          </draw:text-box>
        </draw:frame>
        <draw:frame draw:style-name="gr5" draw:text-style-name="P2" draw:layer="layout" svg:width="3.131cm" svg:height="0.725cm" svg:x="19.869cm" svg:y="1.4cm">
          <draw:text-box>
            <text:p><text:span text:style-name="T1">S=[0,</text:span><text:span text:style-name="T5">1</text:span><text:span text:style-name="T3">,0,0</text:span><text:span text:style-name="T1">]</text:span></text:p>
          </draw:text-box>
        </draw:frame>
        <draw:frame draw:style-name="gr6" draw:text-style-name="P2" draw:layer="layout" svg:width="3.131cm" svg:height="1.425cm" svg:x="19.869cm" svg:y="6.975cm">
          <draw:text-box>
            <text:p><text:span text:style-name="T1">S=[</text:span><text:span text:style-name="T3">0,1,0,0</text:span><text:span text:style-name="T1">]</text:span></text:p>
          </draw:text-box>
        </draw:frame>
        <draw:frame draw:style-name="gr5" draw:text-style-name="P2" draw:layer="layout" svg:width="3.031cm" svg:height="0.725cm" svg:x="16.069cm" svg:y="4.184cm">
          <draw:text-box>
            <text:p><text:span text:style-name="T1">S=[</text:span><text:span text:style-name="T3">0,1,0</text:span><text:span text:style-name="T1">,0]</text:span></text:p>
          </draw:text-box>
        </draw:frame>
        <draw:frame draw:style-name="gr5" draw:text-style-name="P2" draw:layer="layout" svg:width="3.131cm" svg:height="0.725cm" svg:x="23.9cm" svg:y="4.109cm">
          <draw:text-box>
            <text:p><text:span text:style-name="T1">S=[-1,0,</text:span><text:span text:style-name="T3">0</text:span><text:span text:style-name="T1">,-1]</text:span></text:p>
          </draw:text-box>
        </draw:frame>
        <draw:line draw:style-name="gr8" draw:text-style-name="P1" draw:layer="layout" svg:x1="22.9cm" svg:y1="3.9cm" svg:x2="24.1cm" svg:y2="5.1cm">
          <text:p/>
        </draw:line>
        <draw:line draw:style-name="gr8" draw:text-style-name="P1" xml:id="id24" draw:id="id24" draw:layer="layout" svg:x1="22.9cm" svg:y1="5.1cm" svg:x2="24.1cm" svg:y2="3.9cm">
          <text:p/>
        </draw:line>
        <draw:line draw:style-name="gr8" draw:text-style-name="P1" draw:layer="layout" svg:x1="20.9cm" svg:y1="5.8cm" svg:x2="22.1cm" svg:y2="7cm">
          <text:p/>
        </draw:line>
        <draw:line draw:style-name="gr8" draw:text-style-name="P1" draw:layer="layout" svg:x1="20.9cm" svg:y1="7cm" svg:x2="22.1cm" svg:y2="5.8cm">
          <text:p/>
        </draw:line>
        <draw:connector draw:style-name="gr7" draw:text-style-name="P1" draw:layer="layout" draw:type="curve" svg:x1="21.969cm" svg:y1="2.5cm" svg:x2="23.5cm" svg:y2="3.9cm" draw:start-shape="id23" draw:start-glue-point="1" draw:end-shape="id24" draw:end-glue-point="0" svg:d="M21969 2500c1021 0 1531 466 1531 1400">
          <text:p/>
        </draw:connector>
        <draw:circle draw:style-name="gr3" draw:text-style-name="P1" xml:id="id25" draw:id="id25" draw:layer="layout" svg:width="1cm" svg:height="1cm" svg:x="6.938cm" svg:y="10cm">
          <text:p text:style-name="P1">0</text:p>
        </draw:circle>
        <draw:circle draw:style-name="gr3" draw:text-style-name="P1" draw:layer="layout" svg:width="1cm" svg:height="1cm" svg:x="8.938cm" svg:y="12cm">
          <text:p text:style-name="P1">1</text:p>
        </draw:circle>
        <draw:circle draw:style-name="gr3" draw:text-style-name="P1" draw:layer="layout" svg:width="1cm" svg:height="1cm" svg:x="4.938cm" svg:y="12cm">
          <text:p text:style-name="P1">3</text:p>
        </draw:circle>
        <draw:circle draw:style-name="gr3" draw:text-style-name="P1" draw:layer="layout" svg:width="1cm" svg:height="1cm" svg:x="6.938cm" svg:y="14cm">
          <text:p text:style-name="P1">2</text:p>
        </draw:circle>
        <draw:frame draw:style-name="gr9" draw:layer="layout" svg:width="1.631cm" svg:height="1.675cm" svg:x="1.969cm" svg:y="9.146cm">
          <draw:text-box>
            <text:p>(n)</text:p>
          </draw:text-box>
        </draw:frame>
        <draw:frame draw:style-name="gr5" draw:text-style-name="P2" draw:layer="layout" svg:width="3.131cm" svg:height="0.725cm" svg:x="5.838cm" svg:y="9.4cm">
          <draw:text-box>
            <text:p><text:span text:style-name="T1">S=[0,</text:span><text:span text:style-name="T5">1</text:span><text:span text:style-name="T3">,</text:span><text:span text:style-name="T5">1</text:span><text:span text:style-name="T3">,0</text:span><text:span text:style-name="T1">]</text:span></text:p>
          </draw:text-box>
        </draw:frame>
        <draw:frame draw:style-name="gr6" draw:text-style-name="P2" draw:layer="layout" svg:width="3.131cm" svg:height="1.425cm" svg:x="5.838cm" svg:y="14.975cm">
          <draw:text-box>
            <text:p><text:span text:style-name="T1">S=[</text:span><text:span text:style-name="T3">0,1,0,0</text:span><text:span text:style-name="T1">]</text:span></text:p>
          </draw:text-box>
        </draw:frame>
        <draw:frame draw:style-name="gr5" draw:text-style-name="P2" draw:layer="layout" svg:width="3.031cm" svg:height="0.725cm" svg:x="2.038cm" svg:y="12.184cm">
          <draw:text-box>
            <text:p><text:span text:style-name="T1">S=[</text:span><text:span text:style-name="T3">0,1,0</text:span><text:span text:style-name="T1">,0]</text:span></text:p>
          </draw:text-box>
        </draw:frame>
        <draw:frame draw:style-name="gr5" draw:text-style-name="P2" draw:layer="layout" svg:width="3.131cm" svg:height="0.725cm" svg:x="9.869cm" svg:y="12.109cm">
          <draw:text-box>
            <text:p><text:span text:style-name="T1">S=[-1,0,</text:span><text:span text:style-name="T3">0</text:span><text:span text:style-name="T1">,-1]</text:span></text:p>
          </draw:text-box>
        </draw:frame>
        <draw:line draw:style-name="gr8" draw:text-style-name="P1" draw:layer="layout" svg:x1="8.869cm" svg:y1="11.9cm" svg:x2="10.069cm" svg:y2="13.1cm">
          <text:p/>
        </draw:line>
        <draw:line draw:style-name="gr8" draw:text-style-name="P1" draw:layer="layout" svg:x1="8.869cm" svg:y1="13.1cm" svg:x2="10.069cm" svg:y2="11.9cm">
          <text:p/>
        </draw:line>
        <draw:line draw:style-name="gr8" draw:text-style-name="P1" draw:layer="layout" svg:x1="6.869cm" svg:y1="13.8cm" svg:x2="8.069cm" svg:y2="15cm">
          <text:p/>
        </draw:line>
        <draw:line draw:style-name="gr8" draw:text-style-name="P1" xml:id="id26" draw:id="id26" draw:layer="layout" svg:x1="6.869cm" svg:y1="15cm" svg:x2="8.069cm" svg:y2="13.8cm">
          <text:p/>
        </draw:line>
        <draw:connector draw:style-name="gr7" draw:text-style-name="P1" draw:layer="layout" draw:type="curve" svg:x1="7.438cm" svg:y1="11cm" svg:x2="7.469cm" svg:y2="13.8cm" draw:start-shape="id25" draw:start-glue-point="2" draw:end-shape="id26" draw:end-glue-point="0" svg:d="M7438 11000c0 2053 31 654 31 2800">
          <text:p/>
        </draw:connector>
        <draw:custom-shape draw:style-name="gr2" draw:text-style-name="P1" draw:layer="layout" svg:width="1.3cm" svg:height="0.6cm" svg:x="14cm" svg:y="12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ircle draw:style-name="gr3" draw:text-style-name="P1" xml:id="id27" draw:id="id27" draw:layer="layout" svg:width="1cm" svg:height="1cm" svg:x="20.969cm" svg:y="10cm">
          <text:p text:style-name="P1">0</text:p>
        </draw:circle>
        <draw:circle draw:style-name="gr3" draw:text-style-name="P1" draw:layer="layout" svg:width="1cm" svg:height="1cm" svg:x="22.969cm" svg:y="12cm">
          <text:p text:style-name="P1">1</text:p>
        </draw:circle>
        <draw:circle draw:style-name="gr3" draw:text-style-name="P1" xml:id="id28" draw:id="id28" draw:layer="layout" svg:width="1cm" svg:height="1cm" svg:x="18.969cm" svg:y="12cm">
          <text:p text:style-name="P1">3</text:p>
        </draw:circle>
        <draw:circle draw:style-name="gr3" draw:text-style-name="P1" draw:layer="layout" svg:width="1cm" svg:height="1cm" svg:x="20.969cm" svg:y="14cm">
          <text:p text:style-name="P1">2</text:p>
        </draw:circle>
        <draw:frame draw:style-name="gr4" draw:layer="layout" svg:width="1.6cm" svg:height="0.963cm" svg:x="16cm" svg:y="9.146cm">
          <draw:text-box>
            <text:p>(o)</text:p>
          </draw:text-box>
        </draw:frame>
        <draw:frame draw:style-name="gr5" draw:text-style-name="P2" draw:layer="layout" svg:width="3.131cm" svg:height="0.725cm" svg:x="19.869cm" svg:y="9.4cm">
          <draw:text-box>
            <text:p><text:span text:style-name="T1">S=[0,</text:span><text:span text:style-name="T5">1</text:span><text:span text:style-name="T3">,</text:span><text:span text:style-name="T5">1</text:span><text:span text:style-name="T3">,</text:span><text:span text:style-name="T2">0</text:span><text:span text:style-name="T1">]</text:span></text:p>
          </draw:text-box>
        </draw:frame>
        <draw:frame draw:style-name="gr6" draw:text-style-name="P2" draw:layer="layout" svg:width="3.131cm" svg:height="1.425cm" svg:x="19.869cm" svg:y="14.975cm">
          <draw:text-box>
            <text:p><text:span text:style-name="T1">S=[</text:span><text:span text:style-name="T3">0,1,0,0</text:span><text:span text:style-name="T1">]</text:span></text:p>
          </draw:text-box>
        </draw:frame>
        <draw:frame draw:style-name="gr5" draw:text-style-name="P2" draw:layer="layout" svg:width="3.031cm" svg:height="0.725cm" svg:x="16.069cm" svg:y="12.184cm">
          <draw:text-box>
            <text:p><text:span text:style-name="T1">S=[</text:span><text:span text:style-name="T3">0,1,0</text:span><text:span text:style-name="T1">,0]</text:span></text:p>
          </draw:text-box>
        </draw:frame>
        <draw:frame draw:style-name="gr5" draw:text-style-name="P2" draw:layer="layout" svg:width="3.131cm" svg:height="0.725cm" svg:x="23.9cm" svg:y="12.109cm">
          <draw:text-box>
            <text:p><text:span text:style-name="T1">S=[-1,0,</text:span><text:span text:style-name="T3">0</text:span><text:span text:style-name="T1">,-1]</text:span></text:p>
          </draw:text-box>
        </draw:frame>
        <draw:line draw:style-name="gr8" draw:text-style-name="P1" draw:layer="layout" svg:x1="22.9cm" svg:y1="11.9cm" svg:x2="24.1cm" svg:y2="13.1cm">
          <text:p/>
        </draw:line>
        <draw:line draw:style-name="gr8" draw:text-style-name="P1" draw:layer="layout" svg:x1="22.9cm" svg:y1="13.1cm" svg:x2="24.1cm" svg:y2="11.9cm">
          <text:p/>
        </draw:line>
        <draw:line draw:style-name="gr8" draw:text-style-name="P1" draw:layer="layout" svg:x1="20.9cm" svg:y1="13.8cm" svg:x2="22.1cm" svg:y2="15cm">
          <text:p/>
        </draw:line>
        <draw:line draw:style-name="gr8" draw:text-style-name="P1" draw:layer="layout" svg:x1="20.9cm" svg:y1="15cm" svg:x2="22.1cm" svg:y2="13.8cm">
          <text:p/>
        </draw:line>
        <draw:connector draw:style-name="gr7" draw:text-style-name="P1" draw:layer="layout" draw:type="curve" svg:x1="20.969cm" svg:y1="10.5cm" svg:x2="19.469cm" svg:y2="12cm" draw:start-shape="id27" draw:start-glue-point="3" draw:end-shape="id28" draw:end-glue-point="0" svg:d="M20969 10500c-1000 0-1500 500-1500 1500">
          <text:p/>
        </draw:connector>
        <draw:circle draw:style-name="gr3" draw:text-style-name="P1" xml:id="id30" draw:id="id30" draw:layer="layout" svg:width="1cm" svg:height="1cm" svg:x="6.969cm" svg:y="18cm">
          <text:p text:style-name="P1">0</text:p>
        </draw:circle>
        <draw:circle draw:style-name="gr3" draw:text-style-name="P1" draw:layer="layout" svg:width="1cm" svg:height="1cm" svg:x="8.969cm" svg:y="20cm">
          <text:p text:style-name="P1">1</text:p>
        </draw:circle>
        <draw:circle draw:style-name="gr3" draw:text-style-name="P1" xml:id="id29" draw:id="id29" draw:layer="layout" svg:width="1cm" svg:height="1cm" svg:x="4.969cm" svg:y="20cm">
          <text:p text:style-name="P1">3</text:p>
        </draw:circle>
        <draw:circle draw:style-name="gr3" draw:text-style-name="P1" draw:layer="layout" svg:width="1cm" svg:height="1cm" svg:x="6.969cm" svg:y="22cm">
          <text:p text:style-name="P1">2</text:p>
        </draw:circle>
        <draw:frame draw:style-name="gr4" draw:layer="layout" svg:width="1.6cm" svg:height="0.963cm" svg:x="2cm" svg:y="17.146cm">
          <draw:text-box>
            <text:p>(p)</text:p>
          </draw:text-box>
        </draw:frame>
        <draw:frame draw:style-name="gr5" draw:text-style-name="P2" draw:layer="layout" svg:width="3.131cm" svg:height="0.725cm" svg:x="5.869cm" svg:y="17.4cm">
          <draw:text-box>
            <text:p><text:span text:style-name="T1">S=[0</text:span><text:span text:style-name="T3">,1,1,0</text:span><text:span text:style-name="T1">]</text:span></text:p>
          </draw:text-box>
        </draw:frame>
        <draw:frame draw:style-name="gr6" draw:text-style-name="P2" draw:layer="layout" svg:width="3.131cm" svg:height="1.425cm" svg:x="5.869cm" svg:y="22.975cm">
          <draw:text-box>
            <text:p><text:span text:style-name="T1">S=[</text:span><text:span text:style-name="T3">0,1,0,0</text:span><text:span text:style-name="T1">]</text:span></text:p>
          </draw:text-box>
        </draw:frame>
        <draw:frame draw:style-name="gr5" draw:text-style-name="P2" draw:layer="layout" svg:width="3.031cm" svg:height="0.725cm" svg:x="2.069cm" svg:y="20.184cm">
          <draw:text-box>
            <text:p><text:span text:style-name="T1">S=[</text:span><text:span text:style-name="T2">0</text:span><text:span text:style-name="T3">,1,</text:span><text:span text:style-name="T4">1</text:span><text:span text:style-name="T1">,</text:span><text:span text:style-name="T6">0</text:span><text:span text:style-name="T1">]</text:span></text:p>
          </draw:text-box>
        </draw:frame>
        <draw:frame draw:style-name="gr5" draw:text-style-name="P2" draw:layer="layout" svg:width="3.131cm" svg:height="0.725cm" svg:x="9.9cm" svg:y="20.109cm">
          <draw:text-box>
            <text:p><text:span text:style-name="T1">S=[-1,0,</text:span><text:span text:style-name="T3">0</text:span><text:span text:style-name="T1">,-1]</text:span></text:p>
          </draw:text-box>
        </draw:frame>
        <draw:line draw:style-name="gr8" draw:text-style-name="P1" draw:layer="layout" svg:x1="8.9cm" svg:y1="19.9cm" svg:x2="10.1cm" svg:y2="21.1cm">
          <text:p/>
        </draw:line>
        <draw:line draw:style-name="gr8" draw:text-style-name="P1" draw:layer="layout" svg:x1="8.9cm" svg:y1="21.1cm" svg:x2="10.1cm" svg:y2="19.9cm">
          <text:p/>
        </draw:line>
        <draw:line draw:style-name="gr8" draw:text-style-name="P1" draw:layer="layout" svg:x1="6.9cm" svg:y1="21.8cm" svg:x2="8.1cm" svg:y2="23cm">
          <text:p/>
        </draw:line>
        <draw:line draw:style-name="gr8" draw:text-style-name="P1" draw:layer="layout" svg:x1="6.9cm" svg:y1="23cm" svg:x2="8.1cm" svg:y2="21.8cm">
          <text:p/>
        </draw:line>
        <draw:connector draw:style-name="gr7" draw:text-style-name="P1" draw:layer="layout" draw:type="curve" svg:x1="5.469cm" svg:y1="20cm" svg:x2="6.969cm" svg:y2="18.5cm" draw:start-shape="id29" draw:start-glue-point="0" draw:end-shape="id30" draw:end-glue-point="3" svg:d="M5469 20000c0-1000 500-1500 1500-1500">
          <text:p/>
        </draw:connector>
      </draw:page>
      <draw:page draw:name="page4" draw:style-name="dp1" draw:master-page-name="Padrão">
        <draw:rect draw:style-name="gr1" draw:text-style-name="P1" draw:layer="layout" svg:width="11cm" svg:height="7cm" svg:x="1.969cm" svg:y="1cm">
          <text:p/>
        </draw:rect>
        <draw:rect draw:style-name="gr1" draw:text-style-name="P1" draw:layer="layout" svg:width="11cm" svg:height="7cm" svg:x="15.969cm" svg:y="1cm">
          <text:p/>
        </draw:rect>
        <draw:rect draw:style-name="gr1" draw:text-style-name="P1" draw:layer="layout" svg:width="11cm" svg:height="7cm" svg:x="2cm" svg:y="9cm">
          <text:p/>
        </draw:rect>
        <draw:rect draw:style-name="gr1" draw:text-style-name="P1" draw:layer="layout" svg:width="11cm" svg:height="7cm" svg:x="16cm" svg:y="9cm">
          <text:p/>
        </draw:rect>
        <draw:circle draw:style-name="gr3" draw:text-style-name="P1" draw:layer="layout" svg:width="1cm" svg:height="1cm" svg:x="6.938cm" svg:y="2cm">
          <text:p text:style-name="P1">0</text:p>
        </draw:circle>
        <draw:circle draw:style-name="gr3" draw:text-style-name="P1" draw:layer="layout" svg:width="1cm" svg:height="1cm" svg:x="8.938cm" svg:y="4cm">
          <text:p text:style-name="P1">1</text:p>
        </draw:circle>
        <draw:circle draw:style-name="gr3" draw:text-style-name="P1" draw:layer="layout" svg:width="1cm" svg:height="1cm" svg:x="4.938cm" svg:y="4cm">
          <text:p text:style-name="P1">3</text:p>
        </draw:circle>
        <draw:circle draw:style-name="gr3" draw:text-style-name="P1" draw:layer="layout" svg:width="1cm" svg:height="1cm" svg:x="6.938cm" svg:y="6cm">
          <text:p text:style-name="P1">2</text:p>
        </draw:circle>
        <draw:frame draw:style-name="gr4" draw:layer="layout" svg:width="1.6cm" svg:height="0.963cm" svg:x="1.969cm" svg:y="1.146cm">
          <draw:text-box>
            <text:p>(p)</text:p>
          </draw:text-box>
        </draw:frame>
        <draw:frame draw:style-name="gr5" draw:text-style-name="P2" draw:layer="layout" svg:width="3.131cm" svg:height="0.725cm" svg:x="5.838cm" svg:y="1.4cm">
          <draw:text-box>
            <text:p><text:span text:style-name="T1">S=[0</text:span><text:span text:style-name="T3">,1,1,0</text:span><text:span text:style-name="T1">]</text:span></text:p>
          </draw:text-box>
        </draw:frame>
        <draw:frame draw:style-name="gr6" draw:text-style-name="P2" draw:layer="layout" svg:width="3.131cm" svg:height="1.425cm" svg:x="5.838cm" svg:y="6.975cm">
          <draw:text-box>
            <text:p><text:span text:style-name="T1">S=[</text:span><text:span text:style-name="T3">0,1,0,0</text:span><text:span text:style-name="T1">]</text:span></text:p>
          </draw:text-box>
        </draw:frame>
        <draw:frame draw:style-name="gr5" draw:text-style-name="P2" draw:layer="layout" svg:width="3.031cm" svg:height="0.725cm" svg:x="2.038cm" svg:y="4.184cm">
          <draw:text-box>
            <text:p><text:span text:style-name="T1">S=[</text:span><text:span text:style-name="T3">0,1,1,0</text:span><text:span text:style-name="T1">]</text:span></text:p>
          </draw:text-box>
        </draw:frame>
        <draw:frame draw:style-name="gr5" draw:text-style-name="P2" draw:layer="layout" svg:width="3.131cm" svg:height="0.725cm" svg:x="9.869cm" svg:y="4.109cm">
          <draw:text-box>
            <text:p><text:span text:style-name="T1">S=[-1,0,</text:span><text:span text:style-name="T3">0</text:span><text:span text:style-name="T1">,-1]</text:span></text:p>
          </draw:text-box>
        </draw:frame>
        <draw:line draw:style-name="gr8" draw:text-style-name="P1" draw:layer="layout" svg:x1="8.869cm" svg:y1="3.9cm" svg:x2="10.069cm" svg:y2="5.1cm">
          <text:p/>
        </draw:line>
        <draw:line draw:style-name="gr8" draw:text-style-name="P1" draw:layer="layout" svg:x1="8.869cm" svg:y1="5.1cm" svg:x2="10.069cm" svg:y2="3.9cm">
          <text:p/>
        </draw:line>
        <draw:line draw:style-name="gr8" draw:text-style-name="P1" draw:layer="layout" svg:x1="6.869cm" svg:y1="5.8cm" svg:x2="8.069cm" svg:y2="7cm">
          <text:p/>
        </draw:line>
        <draw:line draw:style-name="gr8" draw:text-style-name="P1" draw:layer="layout" svg:x1="6.869cm" svg:y1="7cm" svg:x2="8.069cm" svg:y2="5.8cm">
          <text:p/>
        </draw:line>
        <draw:line draw:style-name="gr8" draw:text-style-name="P1" draw:layer="layout" svg:x1="4.8cm" svg:y1="3.9cm" svg:x2="6cm" svg:y2="5.1cm">
          <text:p/>
        </draw:line>
        <draw:line draw:style-name="gr8" draw:text-style-name="P1" draw:layer="layout" svg:x1="4.8cm" svg:y1="5.1cm" svg:x2="6cm" svg:y2="3.9cm">
          <text:p/>
        </draw:line>
        <draw:custom-shape draw:style-name="gr2" draw:text-style-name="P1" draw:layer="layout" svg:width="1.3cm" svg:height="0.6cm" svg:x="14.001cm" svg:y="4.2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ircle draw:style-name="gr3" draw:text-style-name="P1" xml:id="id31" draw:id="id31" draw:layer="layout" svg:width="1cm" svg:height="1cm" svg:x="20.938cm" svg:y="2cm">
          <text:p text:style-name="P1">0</text:p>
        </draw:circle>
        <draw:circle draw:style-name="gr3" draw:text-style-name="P1" draw:layer="layout" svg:width="1cm" svg:height="1cm" svg:x="22.938cm" svg:y="4cm">
          <text:p text:style-name="P1">1</text:p>
        </draw:circle>
        <draw:circle draw:style-name="gr3" draw:text-style-name="P1" draw:layer="layout" svg:width="1cm" svg:height="1cm" svg:x="18.938cm" svg:y="4cm">
          <text:p text:style-name="P1">3</text:p>
        </draw:circle>
        <draw:circle draw:style-name="gr3" draw:text-style-name="P1" draw:layer="layout" svg:width="1cm" svg:height="1cm" svg:x="20.938cm" svg:y="6cm">
          <text:p text:style-name="P1">2</text:p>
        </draw:circle>
        <draw:frame draw:style-name="gr4" draw:layer="layout" svg:width="1.6cm" svg:height="0.963cm" svg:x="15.969cm" svg:y="1.146cm">
          <draw:text-box>
            <text:p>(q)</text:p>
          </draw:text-box>
        </draw:frame>
        <draw:frame draw:style-name="gr5" draw:text-style-name="P2" draw:layer="layout" svg:width="3.131cm" svg:height="0.725cm" svg:x="19.838cm" svg:y="1.4cm">
          <draw:text-box>
            <text:p><text:span text:style-name="T1">S=[0</text:span><text:span text:style-name="T3">,</text:span><text:span text:style-name="T5">1</text:span><text:span text:style-name="T3">,1,0</text:span><text:span text:style-name="T1">]</text:span></text:p>
          </draw:text-box>
        </draw:frame>
        <draw:frame draw:style-name="gr6" draw:text-style-name="P2" draw:layer="layout" svg:width="3.131cm" svg:height="1.425cm" svg:x="19.838cm" svg:y="6.975cm">
          <draw:text-box>
            <text:p><text:span text:style-name="T1">S=[</text:span><text:span text:style-name="T3">0,1,0,0</text:span><text:span text:style-name="T1">]</text:span></text:p>
          </draw:text-box>
        </draw:frame>
        <draw:frame draw:style-name="gr5" draw:text-style-name="P2" draw:layer="layout" svg:width="3.031cm" svg:height="0.725cm" svg:x="16.038cm" svg:y="4.184cm">
          <draw:text-box>
            <text:p><text:span text:style-name="T1">S=[</text:span><text:span text:style-name="T3">0,1,1,0</text:span><text:span text:style-name="T1">]</text:span></text:p>
          </draw:text-box>
        </draw:frame>
        <draw:frame draw:style-name="gr5" draw:text-style-name="P2" draw:layer="layout" svg:width="3.131cm" svg:height="0.725cm" svg:x="23.869cm" svg:y="4.109cm">
          <draw:text-box>
            <text:p><text:span text:style-name="T1">S=[-1,0,</text:span><text:span text:style-name="T3">0</text:span><text:span text:style-name="T1">,-1]</text:span></text:p>
          </draw:text-box>
        </draw:frame>
        <draw:line draw:style-name="gr8" draw:text-style-name="P1" draw:layer="layout" svg:x1="22.869cm" svg:y1="3.9cm" svg:x2="24.069cm" svg:y2="5.1cm">
          <text:p/>
        </draw:line>
        <draw:line draw:style-name="gr8" draw:text-style-name="P1" xml:id="id32" draw:id="id32" draw:layer="layout" svg:x1="22.869cm" svg:y1="5.1cm" svg:x2="24.069cm" svg:y2="3.9cm">
          <text:p/>
        </draw:line>
        <draw:line draw:style-name="gr8" draw:text-style-name="P1" draw:layer="layout" svg:x1="20.869cm" svg:y1="5.8cm" svg:x2="22.069cm" svg:y2="7cm">
          <text:p/>
        </draw:line>
        <draw:line draw:style-name="gr8" draw:text-style-name="P1" draw:layer="layout" svg:x1="20.869cm" svg:y1="7cm" svg:x2="22.069cm" svg:y2="5.8cm">
          <text:p/>
        </draw:line>
        <draw:line draw:style-name="gr8" draw:text-style-name="P1" draw:layer="layout" svg:x1="18.8cm" svg:y1="3.9cm" svg:x2="20cm" svg:y2="5.1cm">
          <text:p/>
        </draw:line>
        <draw:line draw:style-name="gr8" draw:text-style-name="P1" draw:layer="layout" svg:x1="18.8cm" svg:y1="5.1cm" svg:x2="20cm" svg:y2="3.9cm">
          <text:p/>
        </draw:line>
        <draw:connector draw:style-name="gr7" draw:text-style-name="P1" draw:layer="layout" draw:type="curve" svg:x1="21.938cm" svg:y1="2.5cm" svg:x2="23.469cm" svg:y2="3.9cm" draw:start-shape="id31" draw:start-glue-point="1" draw:end-shape="id32" draw:end-glue-point="0" svg:d="M21938 2500c1021 0 1531 466 1531 1400">
          <text:p/>
        </draw:connector>
        <draw:circle draw:style-name="gr3" draw:text-style-name="P1" xml:id="id33" draw:id="id33" draw:layer="layout" svg:width="1cm" svg:height="1cm" svg:x="6.969cm" svg:y="10cm">
          <text:p text:style-name="P1">0</text:p>
        </draw:circle>
        <draw:circle draw:style-name="gr3" draw:text-style-name="P1" draw:layer="layout" svg:width="1cm" svg:height="1cm" svg:x="8.969cm" svg:y="12cm">
          <text:p text:style-name="P1">1</text:p>
        </draw:circle>
        <draw:circle draw:style-name="gr3" draw:text-style-name="P1" draw:layer="layout" svg:width="1cm" svg:height="1cm" svg:x="4.969cm" svg:y="12cm">
          <text:p text:style-name="P1">3</text:p>
        </draw:circle>
        <draw:circle draw:style-name="gr3" draw:text-style-name="P1" draw:layer="layout" svg:width="1cm" svg:height="1cm" svg:x="6.969cm" svg:y="14cm">
          <text:p text:style-name="P1">2</text:p>
        </draw:circle>
        <draw:frame draw:style-name="gr4" draw:layer="layout" svg:width="1.6cm" svg:height="0.963cm" svg:x="2cm" svg:y="9.146cm">
          <draw:text-box>
            <text:p>(r)</text:p>
          </draw:text-box>
        </draw:frame>
        <draw:frame draw:style-name="gr5" draw:text-style-name="P2" draw:layer="layout" svg:width="3.131cm" svg:height="0.725cm" svg:x="5.869cm" svg:y="9.4cm">
          <draw:text-box>
            <text:p><text:span text:style-name="T1">S=[0</text:span><text:span text:style-name="T3">,</text:span><text:span text:style-name="T5">1</text:span><text:span text:style-name="T3">,</text:span><text:span text:style-name="T5">1</text:span><text:span text:style-name="T3">,0</text:span><text:span text:style-name="T1">]</text:span></text:p>
          </draw:text-box>
        </draw:frame>
        <draw:frame draw:style-name="gr6" draw:text-style-name="P2" draw:layer="layout" svg:width="3.131cm" svg:height="1.425cm" svg:x="5.869cm" svg:y="14.975cm">
          <draw:text-box>
            <text:p><text:span text:style-name="T1">S=[</text:span><text:span text:style-name="T3">0,1,0,0</text:span><text:span text:style-name="T1">]</text:span></text:p>
          </draw:text-box>
        </draw:frame>
        <draw:frame draw:style-name="gr5" draw:text-style-name="P2" draw:layer="layout" svg:width="3.031cm" svg:height="0.725cm" svg:x="2.069cm" svg:y="12.184cm">
          <draw:text-box>
            <text:p><text:span text:style-name="T1">S=[</text:span><text:span text:style-name="T3">0,1,1,0</text:span><text:span text:style-name="T1">]</text:span></text:p>
          </draw:text-box>
        </draw:frame>
        <draw:frame draw:style-name="gr5" draw:text-style-name="P2" draw:layer="layout" svg:width="3.131cm" svg:height="0.725cm" svg:x="9.9cm" svg:y="12.109cm">
          <draw:text-box>
            <text:p><text:span text:style-name="T1">S=[-1,0,</text:span><text:span text:style-name="T3">0</text:span><text:span text:style-name="T1">,-1]</text:span></text:p>
          </draw:text-box>
        </draw:frame>
        <draw:line draw:style-name="gr8" draw:text-style-name="P1" draw:layer="layout" svg:x1="8.9cm" svg:y1="11.9cm" svg:x2="10.1cm" svg:y2="13.1cm">
          <text:p/>
        </draw:line>
        <draw:line draw:style-name="gr8" draw:text-style-name="P1" draw:layer="layout" svg:x1="8.9cm" svg:y1="13.1cm" svg:x2="10.1cm" svg:y2="11.9cm">
          <text:p/>
        </draw:line>
        <draw:line draw:style-name="gr8" draw:text-style-name="P1" draw:layer="layout" svg:x1="6.9cm" svg:y1="13.8cm" svg:x2="8.1cm" svg:y2="15cm">
          <text:p/>
        </draw:line>
        <draw:line draw:style-name="gr8" draw:text-style-name="P1" xml:id="id34" draw:id="id34" draw:layer="layout" svg:x1="6.9cm" svg:y1="15cm" svg:x2="8.1cm" svg:y2="13.8cm">
          <text:p/>
        </draw:line>
        <draw:line draw:style-name="gr8" draw:text-style-name="P1" draw:layer="layout" svg:x1="4.831cm" svg:y1="11.9cm" svg:x2="6.031cm" svg:y2="13.1cm">
          <text:p/>
        </draw:line>
        <draw:line draw:style-name="gr8" draw:text-style-name="P1" draw:layer="layout" svg:x1="4.831cm" svg:y1="13.1cm" svg:x2="6.031cm" svg:y2="11.9cm">
          <text:p/>
        </draw:line>
        <draw:connector draw:style-name="gr7" draw:text-style-name="P1" draw:layer="layout" draw:type="curve" svg:x1="7.469cm" svg:y1="11cm" svg:x2="7.5cm" svg:y2="13.8cm" draw:start-shape="id33" draw:start-glue-point="2" draw:end-shape="id34" draw:end-glue-point="0" svg:d="M7469 11000c0 2053 31 654 31 2800">
          <text:p/>
        </draw:connector>
        <draw:custom-shape draw:style-name="gr2" draw:text-style-name="P1" draw:layer="layout" svg:width="1.3cm" svg:height="0.6cm" svg:x="14cm" svg:y="12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ircle draw:style-name="gr3" draw:text-style-name="P1" xml:id="id35" draw:id="id35" draw:layer="layout" svg:width="1cm" svg:height="1cm" svg:x="20.969cm" svg:y="10cm">
          <text:p text:style-name="P1">0</text:p>
        </draw:circle>
        <draw:circle draw:style-name="gr3" draw:text-style-name="P1" draw:layer="layout" svg:width="1cm" svg:height="1cm" svg:x="22.969cm" svg:y="12cm">
          <text:p text:style-name="P1">1</text:p>
        </draw:circle>
        <draw:circle draw:style-name="gr3" draw:text-style-name="P1" draw:layer="layout" svg:width="1cm" svg:height="1cm" svg:x="18.969cm" svg:y="12cm">
          <text:p text:style-name="P1">3</text:p>
        </draw:circle>
        <draw:circle draw:style-name="gr3" draw:text-style-name="P1" draw:layer="layout" svg:width="1cm" svg:height="1cm" svg:x="20.969cm" svg:y="14cm">
          <text:p text:style-name="P1">2</text:p>
        </draw:circle>
        <draw:frame draw:style-name="gr4" draw:layer="layout" svg:width="1.6cm" svg:height="0.963cm" svg:x="16cm" svg:y="9.146cm">
          <draw:text-box>
            <text:p>(s)</text:p>
          </draw:text-box>
        </draw:frame>
        <draw:frame draw:style-name="gr5" draw:text-style-name="P2" draw:layer="layout" svg:width="3.131cm" svg:height="0.725cm" svg:x="19.869cm" svg:y="9.4cm">
          <draw:text-box>
            <text:p><text:span text:style-name="T1">S=[0</text:span><text:span text:style-name="T3">,</text:span><text:span text:style-name="T5">1</text:span><text:span text:style-name="T3">,</text:span><text:span text:style-name="T5">1</text:span><text:span text:style-name="T3">,</text:span><text:span text:style-name="T5">1</text:span><text:span text:style-name="T1">]</text:span></text:p>
          </draw:text-box>
        </draw:frame>
        <draw:frame draw:style-name="gr6" draw:text-style-name="P2" draw:layer="layout" svg:width="3.131cm" svg:height="1.425cm" svg:x="19.869cm" svg:y="14.975cm">
          <draw:text-box>
            <text:p><text:span text:style-name="T1">S=[</text:span><text:span text:style-name="T3">0,1,0,0</text:span><text:span text:style-name="T1">]</text:span></text:p>
          </draw:text-box>
        </draw:frame>
        <draw:frame draw:style-name="gr5" draw:text-style-name="P2" draw:layer="layout" svg:width="3.031cm" svg:height="0.725cm" svg:x="16.069cm" svg:y="12.184cm">
          <draw:text-box>
            <text:p><text:span text:style-name="T1">S=[</text:span><text:span text:style-name="T3">0,1,1,0</text:span><text:span text:style-name="T1">]</text:span></text:p>
          </draw:text-box>
        </draw:frame>
        <draw:frame draw:style-name="gr5" draw:text-style-name="P2" draw:layer="layout" svg:width="3.131cm" svg:height="0.725cm" svg:x="23.9cm" svg:y="12.109cm">
          <draw:text-box>
            <text:p><text:span text:style-name="T1">S=[-1,0,</text:span><text:span text:style-name="T3">0</text:span><text:span text:style-name="T1">,-1]</text:span></text:p>
          </draw:text-box>
        </draw:frame>
        <draw:line draw:style-name="gr8" draw:text-style-name="P1" draw:layer="layout" svg:x1="22.9cm" svg:y1="11.9cm" svg:x2="24.1cm" svg:y2="13.1cm">
          <text:p/>
        </draw:line>
        <draw:line draw:style-name="gr8" draw:text-style-name="P1" draw:layer="layout" svg:x1="22.9cm" svg:y1="13.1cm" svg:x2="24.1cm" svg:y2="11.9cm">
          <text:p/>
        </draw:line>
        <draw:line draw:style-name="gr8" draw:text-style-name="P1" draw:layer="layout" svg:x1="20.9cm" svg:y1="13.8cm" svg:x2="22.1cm" svg:y2="15cm">
          <text:p/>
        </draw:line>
        <draw:line draw:style-name="gr8" draw:text-style-name="P1" draw:layer="layout" svg:x1="20.9cm" svg:y1="15cm" svg:x2="22.1cm" svg:y2="13.8cm">
          <text:p/>
        </draw:line>
        <draw:line draw:style-name="gr8" draw:text-style-name="P1" draw:layer="layout" svg:x1="18.831cm" svg:y1="11.9cm" svg:x2="20.031cm" svg:y2="13.1cm">
          <text:p/>
        </draw:line>
        <draw:line draw:style-name="gr8" draw:text-style-name="P1" xml:id="id36" draw:id="id36" draw:layer="layout" svg:x1="18.831cm" svg:y1="13.1cm" svg:x2="20.031cm" svg:y2="11.9cm">
          <text:p/>
        </draw:line>
        <draw:connector draw:style-name="gr7" draw:text-style-name="P1" draw:layer="layout" draw:type="curve" svg:x1="20.969cm" svg:y1="10.5cm" svg:x2="19.431cm" svg:y2="11.9cm" draw:start-shape="id35" draw:start-glue-point="3" draw:end-shape="id36" draw:end-glue-point="0" svg:d="M20969 10500c-1026 0-1538 466-1538 1400">
          <text:p/>
        </draw:connector>
      </draw:page>
      <draw:page draw:name="page5" draw:style-name="dp1" draw:master-page-name="Padrão">
        <draw:rect draw:style-name="gr1" draw:text-style-name="P1" draw:layer="layout" svg:width="11cm" svg:height="7cm" svg:x="2cm" svg:y="1cm">
          <text:p/>
        </draw:rect>
        <draw:rect draw:style-name="gr1" draw:text-style-name="P1" draw:layer="layout" svg:width="11cm" svg:height="7cm" svg:x="16cm" svg:y="1cm">
          <text:p/>
        </draw:rect>
        <draw:rect draw:style-name="gr1" draw:text-style-name="P1" draw:layer="layout" svg:width="11cm" svg:height="7cm" svg:x="2cm" svg:y="9cm">
          <text:p/>
        </draw:rect>
        <draw:rect draw:style-name="gr1" draw:text-style-name="P1" draw:layer="layout" svg:width="11cm" svg:height="7cm" svg:x="16cm" svg:y="9cm">
          <text:p/>
        </draw:rect>
        <draw:rect draw:style-name="gr1" draw:text-style-name="P1" draw:layer="layout" svg:width="11cm" svg:height="7cm" svg:x="1.969cm" svg:y="17cm">
          <text:p/>
        </draw:rect>
        <draw:custom-shape draw:style-name="gr2" draw:text-style-name="P1" draw:layer="layout" svg:width="1.3cm" svg:height="0.6cm" svg:x="14.001cm" svg:y="4.2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ircle draw:style-name="gr3" draw:text-style-name="P1" draw:layer="layout" svg:width="1cm" svg:height="1cm" svg:x="6.969cm" svg:y="2cm">
          <text:p text:style-name="P1">0</text:p>
        </draw:circle>
        <draw:circle draw:style-name="gr3" draw:text-style-name="P1" draw:layer="layout" svg:width="1cm" svg:height="1cm" svg:x="8.969cm" svg:y="4cm">
          <text:p text:style-name="P1">1</text:p>
        </draw:circle>
        <draw:circle draw:style-name="gr3" draw:text-style-name="P1" draw:layer="layout" svg:width="1cm" svg:height="1cm" svg:x="4.969cm" svg:y="4cm">
          <text:p text:style-name="P1">3</text:p>
        </draw:circle>
        <draw:circle draw:style-name="gr3" draw:text-style-name="P1" draw:layer="layout" svg:width="1cm" svg:height="1cm" svg:x="6.969cm" svg:y="6cm">
          <text:p text:style-name="P1">2</text:p>
        </draw:circle>
        <draw:frame draw:style-name="gr4" draw:layer="layout" svg:width="1.6cm" svg:height="0.963cm" svg:x="2cm" svg:y="1.146cm">
          <draw:text-box>
            <text:p>(s)</text:p>
          </draw:text-box>
        </draw:frame>
        <draw:frame draw:style-name="gr5" draw:text-style-name="P2" draw:layer="layout" svg:width="3.131cm" svg:height="0.725cm" svg:x="5.869cm" svg:y="1.4cm">
          <draw:text-box>
            <text:p><text:span text:style-name="T1">S=[</text:span><text:span text:style-name="T3">0,1,1,1</text:span><text:span text:style-name="T1">]</text:span></text:p>
          </draw:text-box>
        </draw:frame>
        <draw:frame draw:style-name="gr6" draw:text-style-name="P2" draw:layer="layout" svg:width="3.131cm" svg:height="1.425cm" svg:x="5.869cm" svg:y="6.975cm">
          <draw:text-box>
            <text:p><text:span text:style-name="T1">S=[</text:span><text:span text:style-name="T3">0,1,0,0</text:span><text:span text:style-name="T1">]</text:span></text:p>
          </draw:text-box>
        </draw:frame>
        <draw:frame draw:style-name="gr5" draw:text-style-name="P2" draw:layer="layout" svg:width="3.031cm" svg:height="0.725cm" svg:x="2.069cm" svg:y="4.184cm">
          <draw:text-box>
            <text:p><text:span text:style-name="T1">S=[</text:span><text:span text:style-name="T3">0,1,1,0</text:span><text:span text:style-name="T1">]</text:span></text:p>
          </draw:text-box>
        </draw:frame>
        <draw:frame draw:style-name="gr5" draw:text-style-name="P2" draw:layer="layout" svg:width="3.131cm" svg:height="0.725cm" svg:x="9.9cm" svg:y="4.109cm">
          <draw:text-box>
            <text:p><text:span text:style-name="T1">S=[-1,0,</text:span><text:span text:style-name="T3">-1</text:span><text:span text:style-name="T1">,-1]</text:span></text:p>
          </draw:text-box>
        </draw:frame>
        <draw:line draw:style-name="gr8" draw:text-style-name="P1" draw:layer="layout" svg:x1="6.9cm" svg:y1="5.8cm" svg:x2="8.1cm" svg:y2="7cm">
          <text:p/>
        </draw:line>
        <draw:line draw:style-name="gr8" draw:text-style-name="P1" draw:layer="layout" svg:x1="6.9cm" svg:y1="7cm" svg:x2="8.1cm" svg:y2="5.8cm">
          <text:p/>
        </draw:line>
        <draw:line draw:style-name="gr8" draw:text-style-name="P1" draw:layer="layout" svg:x1="4.831cm" svg:y1="3.9cm" svg:x2="6.031cm" svg:y2="5.1cm">
          <text:p/>
        </draw:line>
        <draw:line draw:style-name="gr8" draw:text-style-name="P1" draw:layer="layout" svg:x1="4.831cm" svg:y1="5.1cm" svg:x2="6.031cm" svg:y2="3.9cm">
          <text:p/>
        </draw:line>
        <draw:circle draw:style-name="gr3" draw:text-style-name="P1" xml:id="id37" draw:id="id37" draw:layer="layout" svg:width="1cm" svg:height="1cm" svg:x="20.969cm" svg:y="2cm">
          <text:p text:style-name="P1">0</text:p>
        </draw:circle>
        <draw:circle draw:style-name="gr3" draw:text-style-name="P1" xml:id="id38" draw:id="id38" draw:layer="layout" svg:width="1cm" svg:height="1cm" svg:x="22.969cm" svg:y="4cm">
          <text:p text:style-name="P1">1</text:p>
        </draw:circle>
        <draw:circle draw:style-name="gr3" draw:text-style-name="P1" draw:layer="layout" svg:width="1cm" svg:height="1cm" svg:x="18.969cm" svg:y="4cm">
          <text:p text:style-name="P1">3</text:p>
        </draw:circle>
        <draw:circle draw:style-name="gr3" draw:text-style-name="P1" draw:layer="layout" svg:width="1cm" svg:height="1cm" svg:x="20.969cm" svg:y="6cm">
          <text:p text:style-name="P1">2</text:p>
        </draw:circle>
        <draw:frame draw:style-name="gr4" draw:layer="layout" svg:width="1.6cm" svg:height="0.963cm" svg:x="16cm" svg:y="1.146cm">
          <draw:text-box>
            <text:p>(t)</text:p>
          </draw:text-box>
        </draw:frame>
        <draw:frame draw:style-name="gr5" draw:text-style-name="P2" draw:layer="layout" svg:width="3.131cm" svg:height="0.725cm" svg:x="19.869cm" svg:y="1.4cm">
          <draw:text-box>
            <text:p><text:span text:style-name="T1">S=[</text:span><text:span text:style-name="T3">0,</text:span><text:span text:style-name="T2">2</text:span><text:span text:style-name="T3">,1,1</text:span><text:span text:style-name="T1">]</text:span></text:p>
          </draw:text-box>
        </draw:frame>
        <draw:frame draw:style-name="gr6" draw:text-style-name="P2" draw:layer="layout" svg:width="3.131cm" svg:height="1.425cm" svg:x="19.869cm" svg:y="6.975cm">
          <draw:text-box>
            <text:p><text:span text:style-name="T1">S=[</text:span><text:span text:style-name="T3">0,1,0,0</text:span><text:span text:style-name="T1">]</text:span></text:p>
          </draw:text-box>
        </draw:frame>
        <draw:frame draw:style-name="gr5" draw:text-style-name="P2" draw:layer="layout" svg:width="3.031cm" svg:height="0.725cm" svg:x="16.069cm" svg:y="4.184cm">
          <draw:text-box>
            <text:p><text:span text:style-name="T1">S=[</text:span><text:span text:style-name="T3">0,1,1,0</text:span><text:span text:style-name="T1">]</text:span></text:p>
          </draw:text-box>
        </draw:frame>
        <draw:frame draw:style-name="gr5" draw:text-style-name="P2" draw:layer="layout" svg:width="3.131cm" svg:height="0.725cm" svg:x="23.9cm" svg:y="4.109cm">
          <draw:text-box>
            <text:p><text:span text:style-name="T1">S=[-1,0,</text:span><text:span text:style-name="T3">-1</text:span><text:span text:style-name="T1">,-1]</text:span></text:p>
          </draw:text-box>
        </draw:frame>
        <draw:line draw:style-name="gr8" draw:text-style-name="P1" draw:layer="layout" svg:x1="20.9cm" svg:y1="5.8cm" svg:x2="22.1cm" svg:y2="7cm">
          <text:p/>
        </draw:line>
        <draw:line draw:style-name="gr8" draw:text-style-name="P1" draw:layer="layout" svg:x1="20.9cm" svg:y1="7cm" svg:x2="22.1cm" svg:y2="5.8cm">
          <text:p/>
        </draw:line>
        <draw:line draw:style-name="gr8" draw:text-style-name="P1" draw:layer="layout" svg:x1="18.831cm" svg:y1="3.9cm" svg:x2="20.031cm" svg:y2="5.1cm">
          <text:p/>
        </draw:line>
        <draw:line draw:style-name="gr8" draw:text-style-name="P1" draw:layer="layout" svg:x1="18.831cm" svg:y1="5.1cm" svg:x2="20.031cm" svg:y2="3.9cm">
          <text:p/>
        </draw:line>
        <draw:connector draw:style-name="gr7" draw:text-style-name="P1" draw:layer="layout" draw:type="curve" svg:x1="21.969cm" svg:y1="2.5cm" svg:x2="23.469cm" svg:y2="4cm" draw:start-shape="id37" draw:start-glue-point="1" draw:end-shape="id38" draw:end-glue-point="0" svg:d="M21969 2500c1000 0 1500 500 1500 1500">
          <text:p/>
        </draw:connector>
        <draw:circle draw:style-name="gr3" draw:text-style-name="P1" draw:layer="layout" svg:width="1cm" svg:height="1cm" svg:x="6.969cm" svg:y="10cm">
          <text:p text:style-name="P1">0</text:p>
        </draw:circle>
        <draw:circle draw:style-name="gr3" draw:text-style-name="P1" xml:id="id39" draw:id="id39" draw:layer="layout" svg:width="1cm" svg:height="1cm" svg:x="8.969cm" svg:y="12cm">
          <text:p text:style-name="P1">1</text:p>
        </draw:circle>
        <draw:circle draw:style-name="gr3" draw:text-style-name="P1" draw:layer="layout" svg:width="1cm" svg:height="1cm" svg:x="4.969cm" svg:y="12cm">
          <text:p text:style-name="P1">3</text:p>
        </draw:circle>
        <draw:circle draw:style-name="gr3" draw:text-style-name="P1" draw:layer="layout" svg:width="1cm" svg:height="1cm" svg:x="6.969cm" svg:y="14cm">
          <text:p text:style-name="P1">2</text:p>
        </draw:circle>
        <draw:frame draw:style-name="gr4" draw:layer="layout" svg:width="1.6cm" svg:height="0.963cm" svg:x="2cm" svg:y="9.146cm">
          <draw:text-box>
            <text:p>(u)</text:p>
          </draw:text-box>
        </draw:frame>
        <draw:frame draw:style-name="gr5" draw:text-style-name="P2" draw:layer="layout" svg:width="3.131cm" svg:height="0.725cm" svg:x="5.869cm" svg:y="9.4cm">
          <draw:text-box>
            <text:p><text:span text:style-name="T1">S=[</text:span><text:span text:style-name="T3">0,2,1,1</text:span><text:span text:style-name="T1">]</text:span></text:p>
          </draw:text-box>
        </draw:frame>
        <draw:frame draw:style-name="gr6" draw:text-style-name="P2" draw:layer="layout" svg:width="3.131cm" svg:height="1.425cm" svg:x="5.869cm" svg:y="14.975cm">
          <draw:text-box>
            <text:p><text:span text:style-name="T1">S=[</text:span><text:span text:style-name="T3">0,1,0,0</text:span><text:span text:style-name="T1">]</text:span></text:p>
          </draw:text-box>
        </draw:frame>
        <draw:frame draw:style-name="gr5" draw:text-style-name="P2" draw:layer="layout" svg:width="3.031cm" svg:height="0.725cm" svg:x="2.069cm" svg:y="12.184cm">
          <draw:text-box>
            <text:p><text:span text:style-name="T1">S=[</text:span><text:span text:style-name="T3">0,1,1,0</text:span><text:span text:style-name="T1">]</text:span></text:p>
          </draw:text-box>
        </draw:frame>
        <draw:frame draw:style-name="gr5" draw:text-style-name="P2" draw:layer="layout" svg:width="3.131cm" svg:height="0.725cm" svg:x="9.9cm" svg:y="12.109cm">
          <draw:text-box>
            <text:p><text:span text:style-name="T1">S=[-1,0,</text:span><text:span text:style-name="T5">1</text:span><text:span text:style-name="T1">,-1]</text:span></text:p>
          </draw:text-box>
        </draw:frame>
        <draw:line draw:style-name="gr8" draw:text-style-name="P1" draw:layer="layout" svg:x1="6.9cm" svg:y1="13.8cm" svg:x2="8.1cm" svg:y2="15cm">
          <text:p/>
        </draw:line>
        <draw:line draw:style-name="gr8" draw:text-style-name="P1" xml:id="id40" draw:id="id40" draw:layer="layout" svg:x1="6.9cm" svg:y1="15cm" svg:x2="8.1cm" svg:y2="13.8cm">
          <text:p/>
        </draw:line>
        <draw:line draw:style-name="gr8" draw:text-style-name="P1" draw:layer="layout" svg:x1="4.831cm" svg:y1="11.9cm" svg:x2="6.031cm" svg:y2="13.1cm">
          <text:p/>
        </draw:line>
        <draw:line draw:style-name="gr8" draw:text-style-name="P1" draw:layer="layout" svg:x1="4.831cm" svg:y1="13.1cm" svg:x2="6.031cm" svg:y2="11.9cm">
          <text:p/>
        </draw:line>
        <draw:custom-shape draw:style-name="gr2" draw:text-style-name="P1" draw:layer="layout" svg:width="1.3cm" svg:height="0.6cm" svg:x="14cm" svg:y="12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7" draw:text-style-name="P1" draw:layer="layout" draw:type="curve" svg:x1="9.469cm" svg:y1="13cm" svg:x2="8.1cm" svg:y2="14.4cm" draw:start-shape="id39" draw:start-glue-point="2" draw:end-shape="id40" draw:end-glue-point="1" svg:d="M9469 13000c0 934-456 1400-1369 1400">
          <text:p/>
        </draw:connector>
        <draw:circle draw:style-name="gr3" draw:text-style-name="P1" draw:layer="layout" svg:width="1cm" svg:height="1cm" svg:x="20.969cm" svg:y="10cm">
          <text:p text:style-name="P1">0</text:p>
        </draw:circle>
        <draw:circle draw:style-name="gr3" draw:text-style-name="P1" xml:id="id41" draw:id="id41" draw:layer="layout" svg:width="1cm" svg:height="1cm" svg:x="22.969cm" svg:y="12cm">
          <text:p text:style-name="P1">1</text:p>
        </draw:circle>
        <draw:circle draw:style-name="gr3" draw:text-style-name="P1" draw:layer="layout" svg:width="1cm" svg:height="1cm" svg:x="18.969cm" svg:y="12cm">
          <text:p text:style-name="P1">3</text:p>
        </draw:circle>
        <draw:circle draw:style-name="gr3" draw:text-style-name="P1" draw:layer="layout" svg:width="1cm" svg:height="1cm" svg:x="20.969cm" svg:y="14cm">
          <text:p text:style-name="P1">2</text:p>
        </draw:circle>
        <draw:frame draw:style-name="gr4" draw:layer="layout" svg:width="1.6cm" svg:height="0.963cm" svg:x="16cm" svg:y="9.146cm">
          <draw:text-box>
            <text:p>(v)</text:p>
          </draw:text-box>
        </draw:frame>
        <draw:frame draw:style-name="gr5" draw:text-style-name="P2" draw:layer="layout" svg:width="3.131cm" svg:height="0.725cm" svg:x="19.869cm" svg:y="9.4cm">
          <draw:text-box>
            <text:p><text:span text:style-name="T1">S=[</text:span><text:span text:style-name="T3">0,2,1,1</text:span><text:span text:style-name="T1">]</text:span></text:p>
          </draw:text-box>
        </draw:frame>
        <draw:frame draw:style-name="gr6" draw:text-style-name="P2" draw:layer="layout" svg:width="3.131cm" svg:height="1.425cm" svg:x="19.869cm" svg:y="14.975cm">
          <draw:text-box>
            <text:p><text:span text:style-name="T1">S=[</text:span><text:span text:style-name="T3">0,1,0,0</text:span><text:span text:style-name="T1">]</text:span></text:p>
          </draw:text-box>
        </draw:frame>
        <draw:frame draw:style-name="gr5" draw:text-style-name="P2" draw:layer="layout" svg:width="3.031cm" svg:height="0.725cm" svg:x="16.069cm" svg:y="12.184cm">
          <draw:text-box>
            <text:p><text:span text:style-name="T1">S=[</text:span><text:span text:style-name="T3">0,1,1,0</text:span><text:span text:style-name="T1">]</text:span></text:p>
          </draw:text-box>
        </draw:frame>
        <draw:frame draw:style-name="gr5" draw:text-style-name="P2" draw:layer="layout" svg:width="3.131cm" svg:height="0.725cm" svg:x="23.9cm" svg:y="12.109cm">
          <draw:text-box>
            <text:p><text:span text:style-name="T1">S=[-1,0,</text:span><text:span text:style-name="T5">1</text:span><text:span text:style-name="T1">,</text:span><text:span text:style-name="T5">1</text:span><text:span text:style-name="T1">]</text:span></text:p>
          </draw:text-box>
        </draw:frame>
        <draw:line draw:style-name="gr8" draw:text-style-name="P1" draw:layer="layout" svg:x1="20.9cm" svg:y1="13.8cm" svg:x2="22.1cm" svg:y2="15cm">
          <text:p/>
        </draw:line>
        <draw:line draw:style-name="gr8" draw:text-style-name="P1" draw:layer="layout" svg:x1="20.9cm" svg:y1="15cm" svg:x2="22.1cm" svg:y2="13.8cm">
          <text:p/>
        </draw:line>
        <draw:line draw:style-name="gr8" draw:text-style-name="P1" draw:layer="layout" svg:x1="18.831cm" svg:y1="11.9cm" svg:x2="20.031cm" svg:y2="13.1cm">
          <text:p/>
        </draw:line>
        <draw:line draw:style-name="gr8" draw:text-style-name="P1" xml:id="id42" draw:id="id42" draw:layer="layout" svg:x1="18.831cm" svg:y1="13.1cm" svg:x2="20.031cm" svg:y2="11.9cm">
          <text:p/>
        </draw:line>
        <draw:connector draw:style-name="gr7" draw:text-style-name="P1" draw:layer="layout" draw:type="curve" svg:x1="22.969cm" svg:y1="12.5cm" svg:x2="20.031cm" svg:y2="12.5cm" draw:start-shape="id41" draw:start-glue-point="3" draw:end-shape="id42" draw:end-glue-point="1" svg:d="M22969 12500h-2938">
          <text:p/>
        </draw:connector>
        <draw:circle draw:style-name="gr3" draw:text-style-name="P1" xml:id="id44" draw:id="id44" draw:layer="layout" svg:width="1cm" svg:height="1cm" svg:x="6.938cm" svg:y="18cm">
          <text:p text:style-name="P1">0</text:p>
        </draw:circle>
        <draw:circle draw:style-name="gr3" draw:text-style-name="P1" xml:id="id43" draw:id="id43" draw:layer="layout" svg:width="1cm" svg:height="1cm" svg:x="8.938cm" svg:y="20cm">
          <text:p text:style-name="P1">1</text:p>
        </draw:circle>
        <draw:circle draw:style-name="gr3" draw:text-style-name="P1" draw:layer="layout" svg:width="1cm" svg:height="1cm" svg:x="4.938cm" svg:y="20cm">
          <text:p text:style-name="P1">3</text:p>
        </draw:circle>
        <draw:circle draw:style-name="gr3" draw:text-style-name="P1" draw:layer="layout" svg:width="1cm" svg:height="1cm" svg:x="6.938cm" svg:y="22cm">
          <text:p text:style-name="P1">2</text:p>
        </draw:circle>
        <draw:frame draw:style-name="gr4" draw:layer="layout" svg:width="1.6cm" svg:height="0.963cm" svg:x="1.969cm" svg:y="17.146cm">
          <draw:text-box>
            <text:p>(w)</text:p>
          </draw:text-box>
        </draw:frame>
        <draw:frame draw:style-name="gr5" draw:text-style-name="P2" draw:layer="layout" svg:width="3.131cm" svg:height="0.725cm" svg:x="5.838cm" svg:y="17.4cm">
          <draw:text-box>
            <text:p><text:span text:style-name="T1">S=[</text:span><text:span text:style-name="T3">0,2,1,1</text:span><text:span text:style-name="T1">]</text:span></text:p>
          </draw:text-box>
        </draw:frame>
        <draw:frame draw:style-name="gr6" draw:text-style-name="P2" draw:layer="layout" svg:width="3.131cm" svg:height="1.425cm" svg:x="5.838cm" svg:y="22.975cm">
          <draw:text-box>
            <text:p><text:span text:style-name="T1">S=[</text:span><text:span text:style-name="T3">0,1,0,0</text:span><text:span text:style-name="T1">]</text:span></text:p>
          </draw:text-box>
        </draw:frame>
        <draw:frame draw:style-name="gr5" draw:text-style-name="P2" draw:layer="layout" svg:width="3.031cm" svg:height="0.725cm" svg:x="2.038cm" svg:y="20.184cm">
          <draw:text-box>
            <text:p><text:span text:style-name="T1">S=[</text:span><text:span text:style-name="T3">0,1,1,0</text:span><text:span text:style-name="T1">]</text:span></text:p>
          </draw:text-box>
        </draw:frame>
        <draw:frame draw:style-name="gr5" draw:text-style-name="P2" draw:layer="layout" svg:width="3.131cm" svg:height="0.725cm" svg:x="9.869cm" svg:y="20.109cm">
          <draw:text-box>
            <text:p><text:span text:style-name="T1">S=[</text:span><text:span text:style-name="T2">0</text:span><text:span text:style-name="T1">,0,</text:span><text:span text:style-name="T5">1</text:span><text:span text:style-name="T1">,</text:span><text:span text:style-name="T5">1</text:span><text:span text:style-name="T1">]</text:span></text:p>
          </draw:text-box>
        </draw:frame>
        <draw:line draw:style-name="gr8" draw:text-style-name="P1" draw:layer="layout" svg:x1="6.869cm" svg:y1="21.8cm" svg:x2="8.069cm" svg:y2="23cm">
          <text:p/>
        </draw:line>
        <draw:line draw:style-name="gr8" draw:text-style-name="P1" draw:layer="layout" svg:x1="6.869cm" svg:y1="23cm" svg:x2="8.069cm" svg:y2="21.8cm">
          <text:p/>
        </draw:line>
        <draw:line draw:style-name="gr8" draw:text-style-name="P1" draw:layer="layout" svg:x1="4.8cm" svg:y1="19.9cm" svg:x2="6cm" svg:y2="21.1cm">
          <text:p/>
        </draw:line>
        <draw:line draw:style-name="gr8" draw:text-style-name="P1" draw:layer="layout" svg:x1="4.8cm" svg:y1="21.1cm" svg:x2="6cm" svg:y2="19.9cm">
          <text:p/>
        </draw:line>
        <draw:connector draw:style-name="gr7" draw:text-style-name="P1" draw:layer="layout" draw:type="curve" svg:x1="9.438cm" svg:y1="20cm" svg:x2="7.938cm" svg:y2="18.5cm" draw:start-shape="id43" draw:start-glue-point="0" draw:end-shape="id44" draw:end-glue-point="1" svg:d="M9438 20000c0-1000-500-1500-1500-1500">
          <text:p/>
        </draw:connector>
      </draw:page>
      <draw:page draw:name="page6" draw:style-name="dp1" draw:master-page-name="Padrão">
        <draw:rect draw:style-name="gr1" draw:text-style-name="P1" draw:layer="layout" svg:width="11cm" svg:height="7cm" svg:x="2cm" svg:y="1cm">
          <text:p/>
        </draw:rect>
        <draw:rect draw:style-name="gr1" draw:text-style-name="P1" draw:layer="layout" svg:width="11cm" svg:height="7cm" svg:x="16cm" svg:y="1cm">
          <text:p/>
        </draw:rect>
        <draw:rect draw:style-name="gr1" draw:text-style-name="P1" draw:layer="layout" svg:width="11cm" svg:height="7cm" svg:x="2cm" svg:y="9cm">
          <text:p/>
        </draw:rect>
        <draw:rect draw:style-name="gr1" draw:text-style-name="P1" draw:layer="layout" svg:width="11cm" svg:height="7cm" svg:x="16cm" svg:y="9cm">
          <text:p/>
        </draw:rect>
        <draw:rect draw:style-name="gr1" draw:text-style-name="P1" draw:layer="layout" svg:width="11cm" svg:height="7cm" svg:x="2cm" svg:y="17cm">
          <text:p/>
        </draw:rect>
        <draw:rect draw:style-name="gr1" draw:text-style-name="P1" draw:layer="layout" svg:width="11cm" svg:height="7cm" svg:x="16cm" svg:y="17cm">
          <text:p/>
        </draw:rect>
        <draw:circle draw:style-name="gr3" draw:text-style-name="P1" draw:layer="layout" svg:width="1cm" svg:height="1cm" svg:x="6.969cm" svg:y="2cm">
          <text:p text:style-name="P1">0</text:p>
        </draw:circle>
        <draw:circle draw:style-name="gr3" draw:text-style-name="P1" draw:layer="layout" svg:width="1cm" svg:height="1cm" svg:x="8.969cm" svg:y="4cm">
          <text:p text:style-name="P1">1</text:p>
        </draw:circle>
        <draw:circle draw:style-name="gr3" draw:text-style-name="P1" draw:layer="layout" svg:width="1cm" svg:height="1cm" svg:x="4.969cm" svg:y="4cm">
          <text:p text:style-name="P1">3</text:p>
        </draw:circle>
        <draw:circle draw:style-name="gr3" draw:text-style-name="P1" draw:layer="layout" svg:width="1cm" svg:height="1cm" svg:x="6.969cm" svg:y="6cm">
          <text:p text:style-name="P1">2</text:p>
        </draw:circle>
        <draw:frame draw:style-name="gr4" draw:layer="layout" svg:width="1.6cm" svg:height="0.963cm" svg:x="2cm" svg:y="1.146cm">
          <draw:text-box>
            <text:p>(w)</text:p>
          </draw:text-box>
        </draw:frame>
        <draw:frame draw:style-name="gr5" draw:text-style-name="P2" draw:layer="layout" svg:width="3.131cm" svg:height="0.725cm" svg:x="5.869cm" svg:y="1.4cm">
          <draw:text-box>
            <text:p><text:span text:style-name="T1">S=[</text:span><text:span text:style-name="T3">0,2,1,1</text:span><text:span text:style-name="T1">]</text:span></text:p>
          </draw:text-box>
        </draw:frame>
        <draw:frame draw:style-name="gr6" draw:text-style-name="P2" draw:layer="layout" svg:width="3.131cm" svg:height="1.425cm" svg:x="5.869cm" svg:y="6.975cm">
          <draw:text-box>
            <text:p><text:span text:style-name="T1">S=[</text:span><text:span text:style-name="T3">-1,-1,0,-1</text:span><text:span text:style-name="T1">]</text:span></text:p>
          </draw:text-box>
        </draw:frame>
        <draw:frame draw:style-name="gr5" draw:text-style-name="P2" draw:layer="layout" svg:width="3.031cm" svg:height="0.725cm" svg:x="2.069cm" svg:y="4.184cm">
          <draw:text-box>
            <text:p><text:span text:style-name="T1">S=[</text:span><text:span text:style-name="T3">0,1,1,0</text:span><text:span text:style-name="T1">]</text:span></text:p>
          </draw:text-box>
        </draw:frame>
        <draw:frame draw:style-name="gr5" draw:text-style-name="P2" draw:layer="layout" svg:width="3.131cm" svg:height="0.725cm" svg:x="9.9cm" svg:y="4.109cm">
          <draw:text-box>
            <text:p><text:span text:style-name="T1">S=[</text:span><text:span text:style-name="T3">0,0,1,1</text:span><text:span text:style-name="T1">]</text:span></text:p>
          </draw:text-box>
        </draw:frame>
        <draw:line draw:style-name="gr8" draw:text-style-name="P1" draw:layer="layout" svg:x1="4.831cm" svg:y1="3.9cm" svg:x2="6.031cm" svg:y2="5.1cm">
          <text:p/>
        </draw:line>
        <draw:line draw:style-name="gr8" draw:text-style-name="P1" draw:layer="layout" svg:x1="4.831cm" svg:y1="5.1cm" svg:x2="6.031cm" svg:y2="3.9cm">
          <text:p/>
        </draw:line>
        <draw:circle draw:style-name="gr3" draw:text-style-name="P1" xml:id="id45" draw:id="id45" draw:layer="layout" svg:width="1cm" svg:height="1cm" svg:x="20.969cm" svg:y="2cm">
          <text:p text:style-name="P1">0</text:p>
        </draw:circle>
        <draw:circle draw:style-name="gr3" draw:text-style-name="P1" xml:id="id46" draw:id="id46" draw:layer="layout" svg:width="1cm" svg:height="1cm" svg:x="22.969cm" svg:y="4cm">
          <text:p text:style-name="P1">1</text:p>
        </draw:circle>
        <draw:circle draw:style-name="gr3" draw:text-style-name="P1" draw:layer="layout" svg:width="1cm" svg:height="1cm" svg:x="18.969cm" svg:y="4cm">
          <text:p text:style-name="P1">3</text:p>
        </draw:circle>
        <draw:circle draw:style-name="gr3" draw:text-style-name="P1" draw:layer="layout" svg:width="1cm" svg:height="1cm" svg:x="20.969cm" svg:y="6cm">
          <text:p text:style-name="P1">2</text:p>
        </draw:circle>
        <draw:frame draw:style-name="gr4" draw:layer="layout" svg:width="1.6cm" svg:height="0.963cm" svg:x="16cm" svg:y="1.146cm">
          <draw:text-box>
            <text:p>(x)</text:p>
          </draw:text-box>
        </draw:frame>
        <draw:frame draw:style-name="gr5" draw:text-style-name="P2" draw:layer="layout" svg:width="3.131cm" svg:height="0.725cm" svg:x="19.869cm" svg:y="1.4cm">
          <draw:text-box>
            <text:p><text:span text:style-name="T1">S=[</text:span><text:span text:style-name="T3">0,</text:span><text:span text:style-name="T2">2</text:span><text:span text:style-name="T3">,1,1</text:span><text:span text:style-name="T1">]</text:span></text:p>
          </draw:text-box>
        </draw:frame>
        <draw:frame draw:style-name="gr6" draw:text-style-name="P2" draw:layer="layout" svg:width="3.131cm" svg:height="1.425cm" svg:x="19.869cm" svg:y="6.975cm">
          <draw:text-box>
            <text:p><text:span text:style-name="T1">S=[</text:span><text:span text:style-name="T3">-1,-1,0,-1</text:span><text:span text:style-name="T1">]</text:span></text:p>
          </draw:text-box>
        </draw:frame>
        <draw:frame draw:style-name="gr5" draw:text-style-name="P2" draw:layer="layout" svg:width="3.031cm" svg:height="0.725cm" svg:x="16.069cm" svg:y="4.184cm">
          <draw:text-box>
            <text:p><text:span text:style-name="T1">S=[</text:span><text:span text:style-name="T3">0,1,1,0</text:span><text:span text:style-name="T1">]</text:span></text:p>
          </draw:text-box>
        </draw:frame>
        <draw:frame draw:style-name="gr5" draw:text-style-name="P2" draw:layer="layout" svg:width="3.131cm" svg:height="0.725cm" svg:x="23.9cm" svg:y="4.109cm">
          <draw:text-box>
            <text:p><text:span text:style-name="T1">S=[</text:span><text:span text:style-name="T3">0,0,1,1</text:span><text:span text:style-name="T1">]</text:span></text:p>
          </draw:text-box>
        </draw:frame>
        <draw:line draw:style-name="gr8" draw:text-style-name="P1" draw:layer="layout" svg:x1="18.831cm" svg:y1="3.9cm" svg:x2="20.031cm" svg:y2="5.1cm">
          <text:p/>
        </draw:line>
        <draw:line draw:style-name="gr8" draw:text-style-name="P1" draw:layer="layout" svg:x1="18.831cm" svg:y1="5.1cm" svg:x2="20.031cm" svg:y2="3.9cm">
          <text:p/>
        </draw:line>
        <draw:custom-shape draw:style-name="gr2" draw:text-style-name="P1" draw:layer="layout" svg:width="1.3cm" svg:height="0.6cm" svg:x="14.002cm" svg:y="4.2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7" draw:text-style-name="P1" draw:layer="layout" draw:type="curve" svg:x1="21.969cm" svg:y1="2.5cm" svg:x2="23.469cm" svg:y2="4cm" draw:start-shape="id45" draw:start-glue-point="1" draw:end-shape="id46" svg:d="M21969 2500c1000 0 1500 500 1500 1500">
          <text:p/>
        </draw:connector>
        <draw:circle draw:style-name="gr3" draw:text-style-name="P1" draw:layer="layout" svg:width="1cm" svg:height="1cm" svg:x="6.969cm" svg:y="10cm">
          <text:p text:style-name="P1">0</text:p>
        </draw:circle>
        <draw:circle draw:style-name="gr3" draw:text-style-name="P1" xml:id="id47" draw:id="id47" draw:layer="layout" svg:width="1cm" svg:height="1cm" svg:x="8.969cm" svg:y="12cm">
          <text:p text:style-name="P1">1</text:p>
        </draw:circle>
        <draw:circle draw:style-name="gr3" draw:text-style-name="P1" draw:layer="layout" svg:width="1cm" svg:height="1cm" svg:x="4.969cm" svg:y="12cm">
          <text:p text:style-name="P1">3</text:p>
        </draw:circle>
        <draw:circle draw:style-name="gr3" draw:text-style-name="P1" xml:id="id48" draw:id="id48" draw:layer="layout" svg:width="1cm" svg:height="1cm" svg:x="6.969cm" svg:y="14cm">
          <text:p text:style-name="P1">2</text:p>
        </draw:circle>
        <draw:frame draw:style-name="gr4" draw:layer="layout" svg:width="1.6cm" svg:height="0.963cm" svg:x="2cm" svg:y="9.146cm">
          <draw:text-box>
            <text:p>(y)</text:p>
          </draw:text-box>
        </draw:frame>
        <draw:frame draw:style-name="gr5" draw:text-style-name="P2" draw:layer="layout" svg:width="3.131cm" svg:height="0.725cm" svg:x="5.869cm" svg:y="9.4cm">
          <draw:text-box>
            <text:p><text:span text:style-name="T1">S=[</text:span><text:span text:style-name="T3">0,2,1,1</text:span><text:span text:style-name="T1">]</text:span></text:p>
          </draw:text-box>
        </draw:frame>
        <draw:frame draw:style-name="gr6" draw:text-style-name="P2" draw:layer="layout" svg:width="3.131cm" svg:height="1.425cm" svg:x="5.869cm" svg:y="14.975cm">
          <draw:text-box>
            <text:p><text:span text:style-name="T1">S=[</text:span><text:span text:style-name="T3">-1,-1,0,-1</text:span><text:span text:style-name="T1">]</text:span></text:p>
          </draw:text-box>
        </draw:frame>
        <draw:frame draw:style-name="gr5" draw:text-style-name="P2" draw:layer="layout" svg:width="3.031cm" svg:height="0.725cm" svg:x="2.069cm" svg:y="12.184cm">
          <draw:text-box>
            <text:p><text:span text:style-name="T1">S=[</text:span><text:span text:style-name="T3">0,1,1,0</text:span><text:span text:style-name="T1">]</text:span></text:p>
          </draw:text-box>
        </draw:frame>
        <draw:frame draw:style-name="gr5" draw:text-style-name="P2" draw:layer="layout" svg:width="3.131cm" svg:height="0.725cm" svg:x="9.9cm" svg:y="12.109cm">
          <draw:text-box>
            <text:p><text:span text:style-name="T1">S=[</text:span><text:span text:style-name="T3">0,0,</text:span><text:span text:style-name="T2">2</text:span><text:span text:style-name="T3">,1</text:span><text:span text:style-name="T1">]</text:span></text:p>
          </draw:text-box>
        </draw:frame>
        <draw:line draw:style-name="gr8" draw:text-style-name="P1" draw:layer="layout" svg:x1="4.831cm" svg:y1="11.9cm" svg:x2="6.031cm" svg:y2="13.1cm">
          <text:p/>
        </draw:line>
        <draw:line draw:style-name="gr8" draw:text-style-name="P1" draw:layer="layout" svg:x1="4.831cm" svg:y1="13.1cm" svg:x2="6.031cm" svg:y2="11.9cm">
          <text:p/>
        </draw:line>
        <draw:connector draw:style-name="gr7" draw:text-style-name="P1" draw:layer="layout" draw:type="curve" svg:x1="9.469cm" svg:y1="13cm" svg:x2="7.969cm" svg:y2="14.5cm" draw:start-shape="id47" draw:start-glue-point="2" draw:end-shape="id48" draw:end-glue-point="1" svg:d="M9469 13000c0 1000-500 1500-1500 1500">
          <text:p/>
        </draw:connector>
        <draw:circle draw:style-name="gr3" draw:text-style-name="P1" draw:layer="layout" svg:width="1cm" svg:height="1cm" svg:x="20.969cm" svg:y="10cm">
          <text:p text:style-name="P1">0</text:p>
        </draw:circle>
        <draw:circle draw:style-name="gr3" draw:text-style-name="P1" draw:layer="layout" svg:width="1cm" svg:height="1cm" svg:x="22.969cm" svg:y="12cm">
          <text:p text:style-name="P1">1</text:p>
        </draw:circle>
        <draw:circle draw:style-name="gr3" draw:text-style-name="P1" draw:layer="layout" svg:width="1cm" svg:height="1cm" svg:x="18.969cm" svg:y="12cm">
          <text:p text:style-name="P1">3</text:p>
        </draw:circle>
        <draw:circle draw:style-name="gr3" draw:text-style-name="P1" xml:id="id49" draw:id="id49" draw:layer="layout" svg:width="1cm" svg:height="1cm" svg:x="20.969cm" svg:y="14cm">
          <text:p text:style-name="P1">2</text:p>
        </draw:circle>
        <draw:frame draw:style-name="gr4" draw:layer="layout" svg:width="1.6cm" svg:height="0.963cm" svg:x="16cm" svg:y="9.146cm">
          <draw:text-box>
            <text:p>(z)</text:p>
          </draw:text-box>
        </draw:frame>
        <draw:frame draw:style-name="gr5" draw:text-style-name="P2" draw:layer="layout" svg:width="3.131cm" svg:height="0.725cm" svg:x="19.869cm" svg:y="9.4cm">
          <draw:text-box>
            <text:p><text:span text:style-name="T1">S=[</text:span><text:span text:style-name="T3">0,2,1,1</text:span><text:span text:style-name="T1">]</text:span></text:p>
          </draw:text-box>
        </draw:frame>
        <draw:frame draw:style-name="gr6" draw:text-style-name="P2" draw:layer="layout" svg:width="3.131cm" svg:height="1.425cm" svg:x="19.869cm" svg:y="14.975cm">
          <draw:text-box>
            <text:p><text:span text:style-name="T1">S=[</text:span><text:span text:style-name="T3">-1,-1,0,</text:span><text:span text:style-name="T5">1</text:span><text:span text:style-name="T1">]</text:span></text:p>
          </draw:text-box>
        </draw:frame>
        <draw:frame draw:style-name="gr5" draw:text-style-name="P2" draw:layer="layout" svg:width="3.031cm" svg:height="0.725cm" svg:x="16.069cm" svg:y="12.184cm">
          <draw:text-box>
            <text:p><text:span text:style-name="T1">S=[</text:span><text:span text:style-name="T3">0,1,1,0</text:span><text:span text:style-name="T1">]</text:span></text:p>
          </draw:text-box>
        </draw:frame>
        <draw:frame draw:style-name="gr5" draw:text-style-name="P2" draw:layer="layout" svg:width="3.131cm" svg:height="0.725cm" svg:x="23.9cm" svg:y="12.109cm">
          <draw:text-box>
            <text:p><text:span text:style-name="T1">S=[</text:span><text:span text:style-name="T3">0,0,2,1</text:span><text:span text:style-name="T1">]</text:span></text:p>
          </draw:text-box>
        </draw:frame>
        <draw:line draw:style-name="gr8" draw:text-style-name="P1" draw:layer="layout" svg:x1="18.831cm" svg:y1="11.9cm" svg:x2="20.031cm" svg:y2="13.1cm">
          <text:p/>
        </draw:line>
        <draw:line draw:style-name="gr8" draw:text-style-name="P1" xml:id="id50" draw:id="id50" draw:layer="layout" svg:x1="18.831cm" svg:y1="13.1cm" svg:x2="20.031cm" svg:y2="11.9cm">
          <text:p/>
        </draw:line>
        <draw:custom-shape draw:style-name="gr2" draw:text-style-name="P1" draw:layer="layout" svg:width="1.3cm" svg:height="0.6cm" svg:x="14cm" svg:y="12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7" draw:text-style-name="P1" draw:layer="layout" draw:type="curve" svg:x1="20.969cm" svg:y1="14.5cm" svg:x2="19.431cm" svg:y2="13.1cm" draw:start-shape="id49" draw:start-glue-point="3" draw:end-shape="id50" draw:end-glue-point="2" svg:d="M20969 14500c-1026 0-1538-466-1538-1400">
          <text:p/>
        </draw:connector>
        <draw:circle draw:style-name="gr3" draw:text-style-name="P1" xml:id="id52" draw:id="id52" draw:layer="layout" svg:width="1cm" svg:height="1cm" svg:x="6.969cm" svg:y="18cm">
          <text:p text:style-name="P1">0</text:p>
        </draw:circle>
        <draw:circle draw:style-name="gr3" draw:text-style-name="P1" draw:layer="layout" svg:width="1cm" svg:height="1cm" svg:x="8.969cm" svg:y="20cm">
          <text:p text:style-name="P1">1</text:p>
        </draw:circle>
        <draw:circle draw:style-name="gr3" draw:text-style-name="P1" draw:layer="layout" svg:width="1cm" svg:height="1cm" svg:x="4.969cm" svg:y="20cm">
          <text:p text:style-name="P1">3</text:p>
        </draw:circle>
        <draw:circle draw:style-name="gr3" draw:text-style-name="P1" xml:id="id51" draw:id="id51" draw:layer="layout" svg:width="1cm" svg:height="1cm" svg:x="6.969cm" svg:y="22cm">
          <text:p text:style-name="P1">2</text:p>
        </draw:circle>
        <draw:frame draw:style-name="gr4" draw:layer="layout" svg:width="1.6cm" svg:height="0.963cm" svg:x="2cm" svg:y="17.146cm">
          <draw:text-box>
            <text:p>(a')</text:p>
          </draw:text-box>
        </draw:frame>
        <draw:frame draw:style-name="gr5" draw:text-style-name="P2" draw:layer="layout" svg:width="3.131cm" svg:height="0.725cm" svg:x="5.869cm" svg:y="17.4cm">
          <draw:text-box>
            <text:p><text:span text:style-name="T1">S=[</text:span><text:span text:style-name="T3">0,2,1,1</text:span><text:span text:style-name="T1">]</text:span></text:p>
          </draw:text-box>
        </draw:frame>
        <draw:frame draw:style-name="gr6" draw:text-style-name="P2" draw:layer="layout" svg:width="3.131cm" svg:height="1.425cm" svg:x="5.869cm" svg:y="22.975cm">
          <draw:text-box>
            <text:p><text:span text:style-name="T1">S=[</text:span><text:span text:style-name="T2">0</text:span><text:span text:style-name="T3">,</text:span><text:span text:style-name="T4">2</text:span><text:span text:style-name="T3">,0,</text:span><text:span text:style-name="T5">1</text:span><text:span text:style-name="T1">]</text:span></text:p>
          </draw:text-box>
        </draw:frame>
        <draw:frame draw:style-name="gr5" draw:text-style-name="P2" draw:layer="layout" svg:width="3.031cm" svg:height="0.725cm" svg:x="2.069cm" svg:y="20.184cm">
          <draw:text-box>
            <text:p><text:span text:style-name="T1">S=[</text:span><text:span text:style-name="T3">0,1,1,0</text:span><text:span text:style-name="T1">]</text:span></text:p>
          </draw:text-box>
        </draw:frame>
        <draw:frame draw:style-name="gr5" draw:text-style-name="P2" draw:layer="layout" svg:width="3.131cm" svg:height="0.725cm" svg:x="9.9cm" svg:y="20.109cm">
          <draw:text-box>
            <text:p><text:span text:style-name="T1">S=[</text:span><text:span text:style-name="T3">0,0,2,1</text:span><text:span text:style-name="T1">]</text:span></text:p>
          </draw:text-box>
        </draw:frame>
        <draw:line draw:style-name="gr8" draw:text-style-name="P1" draw:layer="layout" svg:x1="4.831cm" svg:y1="19.9cm" svg:x2="6.031cm" svg:y2="21.1cm">
          <text:p/>
        </draw:line>
        <draw:line draw:style-name="gr8" draw:text-style-name="P1" draw:layer="layout" svg:x1="4.831cm" svg:y1="21.1cm" svg:x2="6.031cm" svg:y2="19.9cm">
          <text:p/>
        </draw:line>
        <draw:connector draw:style-name="gr7" draw:text-style-name="P1" draw:layer="layout" draw:type="curve" svg:x1="7.469cm" svg:y1="22cm" svg:x2="7.469cm" svg:y2="19cm" draw:start-shape="id51" draw:start-glue-point="0" draw:end-shape="id52" svg:d="M7469 22000v-3000">
          <text:p/>
        </draw:connector>
        <draw:custom-shape draw:style-name="gr2" draw:text-style-name="P1" draw:layer="layout" svg:width="1.3cm" svg:height="0.6cm" svg:x="14cm" svg:y="20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ircle draw:style-name="gr3" draw:text-style-name="P1" xml:id="id53" draw:id="id53" draw:layer="layout" svg:width="1cm" svg:height="1cm" svg:x="20.969cm" svg:y="18cm">
          <text:p text:style-name="P1">0</text:p>
        </draw:circle>
        <draw:circle draw:style-name="gr3" draw:text-style-name="P1" xml:id="id54" draw:id="id54" draw:layer="layout" svg:width="1cm" svg:height="1cm" svg:x="22.969cm" svg:y="20cm">
          <text:p text:style-name="P1">1</text:p>
        </draw:circle>
        <draw:circle draw:style-name="gr3" draw:text-style-name="P1" draw:layer="layout" svg:width="1cm" svg:height="1cm" svg:x="18.969cm" svg:y="20cm">
          <text:p text:style-name="P1">3</text:p>
        </draw:circle>
        <draw:circle draw:style-name="gr3" draw:text-style-name="P1" draw:layer="layout" svg:width="1cm" svg:height="1cm" svg:x="20.969cm" svg:y="22cm">
          <text:p text:style-name="P1">2</text:p>
        </draw:circle>
        <draw:frame draw:style-name="gr4" draw:layer="layout" svg:width="1.6cm" svg:height="0.963cm" svg:x="16cm" svg:y="17.146cm">
          <draw:text-box>
            <text:p>(b')</text:p>
          </draw:text-box>
        </draw:frame>
        <draw:frame draw:style-name="gr5" draw:text-style-name="P2" draw:layer="layout" svg:width="3.131cm" svg:height="0.725cm" svg:x="19.869cm" svg:y="17.4cm">
          <draw:text-box>
            <text:p><text:span text:style-name="T1">S=[</text:span><text:span text:style-name="T3">0,</text:span><text:span text:style-name="T2">2</text:span><text:span text:style-name="T3">,</text:span><text:span text:style-name="T4">2</text:span><text:span text:style-name="T3">,1</text:span><text:span text:style-name="T1">]</text:span></text:p>
          </draw:text-box>
        </draw:frame>
        <draw:frame draw:style-name="gr6" draw:text-style-name="P2" draw:layer="layout" svg:width="3.131cm" svg:height="1.425cm" svg:x="19.869cm" svg:y="22.975cm">
          <draw:text-box>
            <text:p><text:span text:style-name="T1">S=[</text:span><text:span text:style-name="T3">0,2,0,1</text:span><text:span text:style-name="T1">]</text:span></text:p>
          </draw:text-box>
        </draw:frame>
        <draw:frame draw:style-name="gr5" draw:text-style-name="P2" draw:layer="layout" svg:width="3.031cm" svg:height="0.725cm" svg:x="16.069cm" svg:y="20.184cm">
          <draw:text-box>
            <text:p><text:span text:style-name="T1">S=[</text:span><text:span text:style-name="T3">0,1,1,0</text:span><text:span text:style-name="T1">]</text:span></text:p>
          </draw:text-box>
        </draw:frame>
        <draw:frame draw:style-name="gr5" draw:text-style-name="P2" draw:layer="layout" svg:width="3.131cm" svg:height="0.725cm" svg:x="23.9cm" svg:y="20.109cm">
          <draw:text-box>
            <text:p><text:span text:style-name="T1">S=[</text:span><text:span text:style-name="T3">0,0,2,1</text:span><text:span text:style-name="T1">]</text:span></text:p>
          </draw:text-box>
        </draw:frame>
        <draw:line draw:style-name="gr8" draw:text-style-name="P1" draw:layer="layout" svg:x1="18.831cm" svg:y1="19.9cm" svg:x2="20.031cm" svg:y2="21.1cm">
          <text:p/>
        </draw:line>
        <draw:line draw:style-name="gr8" draw:text-style-name="P1" draw:layer="layout" svg:x1="18.831cm" svg:y1="21.1cm" svg:x2="20.031cm" svg:y2="19.9cm">
          <text:p/>
        </draw:line>
        <draw:connector draw:style-name="gr7" draw:text-style-name="P1" draw:layer="layout" draw:type="curve" svg:x1="21.969cm" svg:y1="18.5cm" svg:x2="23.469cm" svg:y2="20cm" draw:start-shape="id53" draw:start-glue-point="1" draw:end-shape="id54" svg:d="M21969 18500c1000 0 1500 500 1500 1500">
          <text:p/>
        </draw:connector>
      </draw:page>
      <draw:page draw:name="page7" draw:style-name="dp1" draw:master-page-name="Padrão">
        <draw:rect draw:style-name="gr1" draw:text-style-name="P1" draw:layer="layout" svg:width="11cm" svg:height="7cm" svg:x="2cm" svg:y="1cm">
          <text:p/>
        </draw:rect>
        <draw:rect draw:style-name="gr1" draw:text-style-name="P1" draw:layer="layout" svg:width="11cm" svg:height="7cm" svg:x="16cm" svg:y="1cm">
          <text:p/>
        </draw:rect>
        <draw:rect draw:style-name="gr1" draw:text-style-name="P1" draw:layer="layout" svg:width="11cm" svg:height="7cm" svg:x="1.969cm" svg:y="9cm">
          <text:p/>
        </draw:rect>
        <draw:rect draw:style-name="gr1" draw:text-style-name="P1" draw:layer="layout" svg:width="11cm" svg:height="7cm" svg:x="16cm" svg:y="9cm">
          <text:p/>
        </draw:rect>
        <draw:rect draw:style-name="gr1" draw:text-style-name="P1" draw:layer="layout" svg:width="11cm" svg:height="7cm" svg:x="2cm" svg:y="17cm">
          <text:p/>
        </draw:rect>
        <draw:rect draw:style-name="gr1" draw:text-style-name="P1" draw:layer="layout" svg:width="11cm" svg:height="7cm" svg:x="16cm" svg:y="17cm">
          <text:p/>
        </draw:rect>
        <draw:rect draw:style-name="gr1" draw:text-style-name="P1" draw:layer="layout" svg:width="11cm" svg:height="7cm" svg:x="2cm" svg:y="25cm">
          <text:p/>
        </draw:rect>
        <draw:rect draw:style-name="gr1" draw:text-style-name="P1" draw:layer="layout" svg:width="11cm" svg:height="7cm" svg:x="16cm" svg:y="25cm">
          <text:p/>
        </draw:rect>
        <draw:rect draw:style-name="gr1" draw:text-style-name="P1" draw:layer="layout" svg:width="11cm" svg:height="7cm" svg:x="2cm" svg:y="33cm">
          <text:p/>
        </draw:rect>
        <draw:rect draw:style-name="gr1" draw:text-style-name="P1" draw:layer="layout" svg:width="11cm" svg:height="7cm" svg:x="16cm" svg:y="33cm">
          <text:p/>
        </draw:rect>
        <draw:circle draw:style-name="gr3" draw:text-style-name="P1" draw:layer="layout" svg:width="1cm" svg:height="1cm" svg:x="6.969cm" svg:y="2cm">
          <text:p text:style-name="P1">0</text:p>
        </draw:circle>
        <draw:circle draw:style-name="gr3" draw:text-style-name="P1" draw:layer="layout" svg:width="1cm" svg:height="1cm" svg:x="8.969cm" svg:y="4cm">
          <text:p text:style-name="P1">1</text:p>
        </draw:circle>
        <draw:circle draw:style-name="gr3" draw:text-style-name="P1" draw:layer="layout" svg:width="1cm" svg:height="1cm" svg:x="4.969cm" svg:y="4cm">
          <text:p text:style-name="P1">3</text:p>
        </draw:circle>
        <draw:circle draw:style-name="gr3" draw:text-style-name="P1" draw:layer="layout" svg:width="1cm" svg:height="1cm" svg:x="6.969cm" svg:y="6cm">
          <text:p text:style-name="P1">2</text:p>
        </draw:circle>
        <draw:frame draw:style-name="gr4" draw:layer="layout" svg:width="1.6cm" svg:height="0.963cm" svg:x="2cm" svg:y="1.146cm">
          <draw:text-box>
            <text:p>(b')</text:p>
          </draw:text-box>
        </draw:frame>
        <draw:frame draw:style-name="gr5" draw:text-style-name="P2" draw:layer="layout" svg:width="3.131cm" svg:height="0.725cm" svg:x="5.869cm" svg:y="1.4cm">
          <draw:text-box>
            <text:p><text:span text:style-name="T1">S=[</text:span><text:span text:style-name="T3">0,2,2,1</text:span><text:span text:style-name="T1">]</text:span></text:p>
          </draw:text-box>
        </draw:frame>
        <draw:frame draw:style-name="gr6" draw:text-style-name="P2" draw:layer="layout" svg:width="3.131cm" svg:height="1.425cm" svg:x="5.869cm" svg:y="6.975cm">
          <draw:text-box>
            <text:p><text:span text:style-name="T1">S=[</text:span><text:span text:style-name="T3">0,2,0,1</text:span><text:span text:style-name="T1">]</text:span></text:p>
          </draw:text-box>
        </draw:frame>
        <draw:frame draw:style-name="gr5" draw:text-style-name="P2" draw:layer="layout" svg:width="3.031cm" svg:height="0.725cm" svg:x="2.069cm" svg:y="4.184cm">
          <draw:text-box>
            <text:p><text:span text:style-name="T1">S=[-1</text:span><text:span text:style-name="T3">,-1,-1,0</text:span><text:span text:style-name="T1">]</text:span></text:p>
          </draw:text-box>
        </draw:frame>
        <draw:frame draw:style-name="gr5" draw:text-style-name="P2" draw:layer="layout" svg:width="3.131cm" svg:height="0.725cm" svg:x="9.9cm" svg:y="4.109cm">
          <draw:text-box>
            <text:p><text:span text:style-name="T1">S=[</text:span><text:span text:style-name="T3">0,0,2,1</text:span><text:span text:style-name="T1">]</text:span></text:p>
          </draw:text-box>
        </draw:frame>
        <draw:custom-shape draw:style-name="gr2" draw:text-style-name="P1" draw:layer="layout" svg:width="1.3cm" svg:height="0.6cm" svg:x="14.003cm" svg:y="4.2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ircle draw:style-name="gr3" draw:text-style-name="P1" xml:id="id55" draw:id="id55" draw:layer="layout" svg:width="1cm" svg:height="1cm" svg:x="20.969cm" svg:y="2cm">
          <text:p text:style-name="P1">0</text:p>
        </draw:circle>
        <draw:circle draw:style-name="gr3" draw:text-style-name="P1" xml:id="id56" draw:id="id56" draw:layer="layout" svg:width="1cm" svg:height="1cm" svg:x="22.969cm" svg:y="4cm">
          <text:p text:style-name="P1">1</text:p>
        </draw:circle>
        <draw:circle draw:style-name="gr3" draw:text-style-name="P1" draw:layer="layout" svg:width="1cm" svg:height="1cm" svg:x="18.969cm" svg:y="4cm">
          <text:p text:style-name="P1">3</text:p>
        </draw:circle>
        <draw:circle draw:style-name="gr3" draw:text-style-name="P1" draw:layer="layout" svg:width="1cm" svg:height="1cm" svg:x="20.969cm" svg:y="6cm">
          <text:p text:style-name="P1">2</text:p>
        </draw:circle>
        <draw:frame draw:style-name="gr4" draw:layer="layout" svg:width="1.6cm" svg:height="0.963cm" svg:x="16cm" svg:y="1.146cm">
          <draw:text-box>
            <text:p>(c')</text:p>
          </draw:text-box>
        </draw:frame>
        <draw:frame draw:style-name="gr5" draw:text-style-name="P2" draw:layer="layout" svg:width="3.131cm" svg:height="0.725cm" svg:x="19.869cm" svg:y="1.4cm">
          <draw:text-box>
            <text:p><text:span text:style-name="T1">S=[</text:span><text:span text:style-name="T3">0,</text:span><text:span text:style-name="T2">2</text:span><text:span text:style-name="T3">,2,1</text:span><text:span text:style-name="T1">]</text:span></text:p>
          </draw:text-box>
        </draw:frame>
        <draw:frame draw:style-name="gr6" draw:text-style-name="P2" draw:layer="layout" svg:width="3.131cm" svg:height="1.425cm" svg:x="19.869cm" svg:y="6.975cm">
          <draw:text-box>
            <text:p><text:span text:style-name="T1">S=[</text:span><text:span text:style-name="T3">0,2,0,1</text:span><text:span text:style-name="T1">]</text:span></text:p>
          </draw:text-box>
        </draw:frame>
        <draw:frame draw:style-name="gr5" draw:text-style-name="P2" draw:layer="layout" svg:width="3.031cm" svg:height="0.725cm" svg:x="16.069cm" svg:y="4.184cm">
          <draw:text-box>
            <text:p><text:span text:style-name="T1">S=[-1</text:span><text:span text:style-name="T6">,-1,-1,0</text:span><text:span text:style-name="T1">]</text:span></text:p>
          </draw:text-box>
        </draw:frame>
        <draw:frame draw:style-name="gr5" draw:text-style-name="P2" draw:layer="layout" svg:width="3.131cm" svg:height="0.725cm" svg:x="23.9cm" svg:y="4.109cm">
          <draw:text-box>
            <text:p><text:span text:style-name="T1">S=[</text:span><text:span text:style-name="T3">0,0,2,1</text:span><text:span text:style-name="T1">]</text:span></text:p>
          </draw:text-box>
        </draw:frame>
        <draw:connector draw:style-name="gr7" draw:text-style-name="P1" draw:layer="layout" draw:type="curve" svg:x1="21.969cm" svg:y1="2.5cm" svg:x2="23.469cm" svg:y2="4cm" draw:start-shape="id55" draw:start-glue-point="1" draw:end-shape="id56" svg:d="M21969 2500c1000 0 1500 500 1500 1500">
          <text:p/>
        </draw:connector>
        <draw:circle draw:style-name="gr3" draw:text-style-name="P1" draw:layer="layout" svg:width="1cm" svg:height="1cm" svg:x="6.938cm" svg:y="10cm">
          <text:p text:style-name="P1">0</text:p>
        </draw:circle>
        <draw:circle draw:style-name="gr3" draw:text-style-name="P1" xml:id="id57" draw:id="id57" draw:layer="layout" svg:width="1cm" svg:height="1cm" svg:x="8.938cm" svg:y="12cm">
          <text:p text:style-name="P1">1</text:p>
        </draw:circle>
        <draw:circle draw:style-name="gr3" draw:text-style-name="P1" draw:layer="layout" svg:width="1cm" svg:height="1cm" svg:x="4.938cm" svg:y="12cm">
          <text:p text:style-name="P1">3</text:p>
        </draw:circle>
        <draw:circle draw:style-name="gr3" draw:text-style-name="P1" xml:id="id58" draw:id="id58" draw:layer="layout" svg:width="1cm" svg:height="1cm" svg:x="6.938cm" svg:y="14cm">
          <text:p text:style-name="P1">2</text:p>
        </draw:circle>
        <draw:frame draw:style-name="gr4" draw:layer="layout" svg:width="1.6cm" svg:height="0.963cm" svg:x="1.969cm" svg:y="9.146cm">
          <draw:text-box>
            <text:p>(d')</text:p>
          </draw:text-box>
        </draw:frame>
        <draw:frame draw:style-name="gr5" draw:text-style-name="P2" draw:layer="layout" svg:width="3.131cm" svg:height="0.725cm" svg:x="5.838cm" svg:y="9.4cm">
          <draw:text-box>
            <text:p><text:span text:style-name="T1">S=[</text:span><text:span text:style-name="T3">0,2,2,1</text:span><text:span text:style-name="T1">]</text:span></text:p>
          </draw:text-box>
        </draw:frame>
        <draw:frame draw:style-name="gr6" draw:text-style-name="P2" draw:layer="layout" svg:width="3.131cm" svg:height="1.425cm" svg:x="5.838cm" svg:y="14.975cm">
          <draw:text-box>
            <text:p><text:span text:style-name="T1">S=[</text:span><text:span text:style-name="T3">0,2,0,1</text:span><text:span text:style-name="T1">]</text:span></text:p>
          </draw:text-box>
        </draw:frame>
        <draw:frame draw:style-name="gr5" draw:text-style-name="P2" draw:layer="layout" svg:width="3.031cm" svg:height="0.725cm" svg:x="2.038cm" svg:y="12.184cm">
          <draw:text-box>
            <text:p><text:span text:style-name="T1">S=[-1</text:span><text:span text:style-name="T6">,-1,-1,0</text:span><text:span text:style-name="T1">]</text:span></text:p>
          </draw:text-box>
        </draw:frame>
        <draw:frame draw:style-name="gr5" draw:text-style-name="P2" draw:layer="layout" svg:width="3.131cm" svg:height="0.725cm" svg:x="9.869cm" svg:y="12.109cm">
          <draw:text-box>
            <text:p><text:span text:style-name="T1">S=[</text:span><text:span text:style-name="T3">0,0,</text:span><text:span text:style-name="T2">2</text:span><text:span text:style-name="T3">,1</text:span><text:span text:style-name="T1">]</text:span></text:p>
          </draw:text-box>
        </draw:frame>
        <draw:connector draw:style-name="gr7" draw:text-style-name="P1" draw:layer="layout" draw:type="curve" svg:x1="9.438cm" svg:y1="13cm" svg:x2="7.938cm" svg:y2="14.5cm" draw:start-shape="id57" draw:start-glue-point="2" draw:end-shape="id58" draw:end-glue-point="1" svg:d="M9438 13000c0 1000-500 1500-1500 1500">
          <text:p/>
        </draw:connector>
        <draw:circle draw:style-name="gr3" draw:text-style-name="P1" draw:layer="layout" svg:width="1cm" svg:height="1cm" svg:x="20.969cm" svg:y="10cm">
          <text:p text:style-name="P1">0</text:p>
        </draw:circle>
        <draw:circle draw:style-name="gr3" draw:text-style-name="P1" draw:layer="layout" svg:width="1cm" svg:height="1cm" svg:x="22.969cm" svg:y="12cm">
          <text:p text:style-name="P1">1</text:p>
        </draw:circle>
        <draw:circle draw:style-name="gr3" draw:text-style-name="P1" xml:id="id60" draw:id="id60" draw:layer="layout" svg:width="1cm" svg:height="1cm" svg:x="18.969cm" svg:y="12cm">
          <text:p text:style-name="P1">3</text:p>
        </draw:circle>
        <draw:circle draw:style-name="gr3" draw:text-style-name="P1" xml:id="id59" draw:id="id59" draw:layer="layout" svg:width="1cm" svg:height="1cm" svg:x="20.969cm" svg:y="14cm">
          <text:p text:style-name="P1">2</text:p>
        </draw:circle>
        <draw:frame draw:style-name="gr4" draw:layer="layout" svg:width="1.6cm" svg:height="0.963cm" svg:x="16cm" svg:y="9.146cm">
          <draw:text-box>
            <text:p>(e')</text:p>
          </draw:text-box>
        </draw:frame>
        <draw:frame draw:style-name="gr5" draw:text-style-name="P2" draw:layer="layout" svg:width="3.131cm" svg:height="0.725cm" svg:x="19.869cm" svg:y="9.4cm">
          <draw:text-box>
            <text:p><text:span text:style-name="T1">S=[</text:span><text:span text:style-name="T3">0,2,2,1</text:span><text:span text:style-name="T1">]</text:span></text:p>
          </draw:text-box>
        </draw:frame>
        <draw:frame draw:style-name="gr6" draw:text-style-name="P2" draw:layer="layout" svg:width="3.131cm" svg:height="1.425cm" svg:x="19.869cm" svg:y="14.975cm">
          <draw:text-box>
            <text:p><text:span text:style-name="T1">S=[</text:span><text:span text:style-name="T3">0,2,0,</text:span><text:span text:style-name="T2">2</text:span><text:span text:style-name="T1">]</text:span></text:p>
          </draw:text-box>
        </draw:frame>
        <draw:frame draw:style-name="gr5" draw:text-style-name="P2" draw:layer="layout" svg:width="3.031cm" svg:height="0.725cm" svg:x="16.069cm" svg:y="12.184cm">
          <draw:text-box>
            <text:p><text:span text:style-name="T1">S=[-1</text:span><text:span text:style-name="T6">,-1,-1,0</text:span><text:span text:style-name="T1">]</text:span></text:p>
          </draw:text-box>
        </draw:frame>
        <draw:frame draw:style-name="gr5" draw:text-style-name="P3" draw:layer="layout" svg:width="3.131cm" svg:height="0.725cm" svg:x="23.9cm" svg:y="12.109cm">
          <draw:text-box>
            <text:p><text:span text:style-name="T3">S=[0,0,2,1]</text:span></text:p>
          </draw:text-box>
        </draw:frame>
        <draw:custom-shape draw:style-name="gr2" draw:text-style-name="P1" draw:layer="layout" svg:width="1.3cm" svg:height="0.6cm" svg:x="14cm" svg:y="12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7" draw:text-style-name="P1" draw:layer="layout" draw:type="curve" svg:x1="20.969cm" svg:y1="14.5cm" svg:x2="19.469cm" svg:y2="13cm" draw:start-shape="id59" draw:start-glue-point="3" draw:end-shape="id60" draw:end-glue-point="2" svg:d="M20969 14500c-1000 0-1500-500-1500-1500">
          <text:p/>
        </draw:connector>
        <draw:circle draw:style-name="gr3" draw:text-style-name="P1" xml:id="id62" draw:id="id62" draw:layer="layout" svg:width="1cm" svg:height="1cm" svg:x="6.969cm" svg:y="18cm">
          <text:p text:style-name="P1">0</text:p>
        </draw:circle>
        <draw:circle draw:style-name="gr3" draw:text-style-name="P1" draw:layer="layout" svg:width="1cm" svg:height="1cm" svg:x="8.969cm" svg:y="20cm">
          <text:p text:style-name="P1">1</text:p>
        </draw:circle>
        <draw:circle draw:style-name="gr3" draw:text-style-name="P1" xml:id="id61" draw:id="id61" draw:layer="layout" svg:width="1cm" svg:height="1cm" svg:x="4.969cm" svg:y="20cm">
          <text:p text:style-name="P1">3</text:p>
        </draw:circle>
        <draw:circle draw:style-name="gr3" draw:text-style-name="P1" draw:layer="layout" svg:width="1cm" svg:height="1cm" svg:x="6.969cm" svg:y="22cm">
          <text:p text:style-name="P1">2</text:p>
        </draw:circle>
        <draw:frame draw:style-name="gr4" draw:layer="layout" svg:width="1.6cm" svg:height="0.963cm" svg:x="2cm" svg:y="17.146cm">
          <draw:text-box>
            <text:p>(f')</text:p>
          </draw:text-box>
        </draw:frame>
        <draw:frame draw:style-name="gr5" draw:text-style-name="P2" draw:layer="layout" svg:width="3.131cm" svg:height="0.725cm" svg:x="5.869cm" svg:y="17.4cm">
          <draw:text-box>
            <text:p><text:span text:style-name="T1">S=[</text:span><text:span text:style-name="T3">0,2,2,1</text:span><text:span text:style-name="T1">]</text:span></text:p>
          </draw:text-box>
        </draw:frame>
        <draw:frame draw:style-name="gr6" draw:text-style-name="P3" draw:layer="layout" svg:width="3.131cm" svg:height="1.425cm" svg:x="5.869cm" svg:y="22.975cm">
          <draw:text-box>
            <text:p><text:span text:style-name="T3">S=[0,2,0,2]</text:span></text:p>
          </draw:text-box>
        </draw:frame>
        <draw:frame draw:style-name="gr5" draw:text-style-name="P2" draw:layer="layout" svg:width="3.031cm" svg:height="0.725cm" svg:x="2.069cm" svg:y="20.184cm">
          <draw:text-box>
            <text:p><text:span text:style-name="T1">S=[</text:span><text:span text:style-name="T2">0</text:span><text:span text:style-name="T6">,</text:span><text:span text:style-name="T4">2</text:span><text:span text:style-name="T6">,</text:span><text:span text:style-name="T4">2</text:span><text:span text:style-name="T6">,0</text:span><text:span text:style-name="T1">]</text:span></text:p>
          </draw:text-box>
        </draw:frame>
        <draw:frame draw:style-name="gr5" draw:text-style-name="P3" draw:layer="layout" svg:width="3.131cm" svg:height="0.725cm" svg:x="9.9cm" svg:y="20.109cm">
          <draw:text-box>
            <text:p><text:span text:style-name="T3">S=[0,0,2,1]</text:span></text:p>
          </draw:text-box>
        </draw:frame>
        <draw:connector draw:style-name="gr7" draw:text-style-name="P1" draw:layer="layout" draw:type="curve" svg:x1="5.469cm" svg:y1="20cm" svg:x2="6.969cm" svg:y2="18.5cm" draw:start-shape="id61" draw:start-glue-point="0" draw:end-shape="id62" draw:end-glue-point="3" svg:d="M5469 20000c0-1000 500-1500 1500-1500">
          <text:p/>
        </draw:connector>
        <draw:circle draw:style-name="gr3" draw:text-style-name="P1" xml:id="id63" draw:id="id63" draw:layer="layout" svg:width="1cm" svg:height="1cm" svg:x="20.969cm" svg:y="18cm">
          <text:p text:style-name="P1">0</text:p>
        </draw:circle>
        <draw:circle draw:style-name="gr3" draw:text-style-name="P1" xml:id="id64" draw:id="id64" draw:layer="layout" svg:width="1cm" svg:height="1cm" svg:x="22.969cm" svg:y="20cm">
          <text:p text:style-name="P1">1</text:p>
        </draw:circle>
        <draw:circle draw:style-name="gr3" draw:text-style-name="P1" draw:layer="layout" svg:width="1cm" svg:height="1cm" svg:x="18.969cm" svg:y="20cm">
          <text:p text:style-name="P1">3</text:p>
        </draw:circle>
        <draw:circle draw:style-name="gr3" draw:text-style-name="P1" draw:layer="layout" svg:width="1cm" svg:height="1cm" svg:x="20.969cm" svg:y="22cm">
          <text:p text:style-name="P1">2</text:p>
        </draw:circle>
        <draw:frame draw:style-name="gr4" draw:layer="layout" svg:width="1.6cm" svg:height="0.963cm" svg:x="16cm" svg:y="17.146cm">
          <draw:text-box>
            <text:p>(g')</text:p>
          </draw:text-box>
        </draw:frame>
        <draw:frame draw:style-name="gr5" draw:text-style-name="P2" draw:layer="layout" svg:width="3.131cm" svg:height="0.725cm" svg:x="19.869cm" svg:y="17.4cm">
          <draw:text-box>
            <text:p><text:span text:style-name="T1">S=[</text:span><text:span text:style-name="T3">0,</text:span><text:span text:style-name="T7">2</text:span><text:span text:style-name="T3">,2,1</text:span><text:span text:style-name="T1">]</text:span></text:p>
          </draw:text-box>
        </draw:frame>
        <draw:frame draw:style-name="gr6" draw:text-style-name="P3" draw:layer="layout" svg:width="3.131cm" svg:height="1.425cm" svg:x="19.869cm" svg:y="22.975cm">
          <draw:text-box>
            <text:p><text:span text:style-name="T3">S=[0,2,0,2]</text:span></text:p>
          </draw:text-box>
        </draw:frame>
        <draw:frame draw:style-name="gr5" draw:text-style-name="P3" draw:layer="layout" svg:width="3.031cm" svg:height="0.725cm" svg:x="16.069cm" svg:y="20.184cm">
          <draw:text-box>
            <text:p><text:span text:style-name="T3">S=[0,2,2,0]</text:span></text:p>
          </draw:text-box>
        </draw:frame>
        <draw:frame draw:style-name="gr5" draw:text-style-name="P3" draw:layer="layout" svg:width="3.131cm" svg:height="0.725cm" svg:x="23.9cm" svg:y="20.109cm">
          <draw:text-box>
            <text:p><text:span text:style-name="T3">S=[0,0,2,1]</text:span></text:p>
          </draw:text-box>
        </draw:frame>
        <draw:custom-shape draw:style-name="gr2" draw:text-style-name="P1" draw:layer="layout" svg:width="1.3cm" svg:height="0.6cm" svg:x="14cm" svg:y="20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7" draw:text-style-name="P1" draw:layer="layout" draw:type="curve" svg:x1="21.969cm" svg:y1="18.5cm" svg:x2="23.469cm" svg:y2="20cm" draw:start-shape="id63" draw:start-glue-point="1" draw:end-shape="id64" draw:end-glue-point="0" svg:d="M21969 18500c1000 0 1500 500 1500 1500">
          <text:p/>
        </draw:connector>
        <draw:circle draw:style-name="gr3" draw:text-style-name="P1" draw:layer="layout" svg:width="1cm" svg:height="1cm" svg:x="6.969cm" svg:y="26cm">
          <text:p text:style-name="P1">0</text:p>
        </draw:circle>
        <draw:circle draw:style-name="gr3" draw:text-style-name="P1" xml:id="id65" draw:id="id65" draw:layer="layout" svg:width="1cm" svg:height="1cm" svg:x="8.969cm" svg:y="28cm">
          <text:p text:style-name="P1">1</text:p>
        </draw:circle>
        <draw:circle draw:style-name="gr3" draw:text-style-name="P1" draw:layer="layout" svg:width="1cm" svg:height="1cm" svg:x="4.969cm" svg:y="28cm">
          <text:p text:style-name="P1">3</text:p>
        </draw:circle>
        <draw:circle draw:style-name="gr3" draw:text-style-name="P1" xml:id="id66" draw:id="id66" draw:layer="layout" svg:width="1cm" svg:height="1cm" svg:x="6.969cm" svg:y="30cm">
          <text:p text:style-name="P1">2</text:p>
        </draw:circle>
        <draw:frame draw:style-name="gr4" draw:layer="layout" svg:width="1.6cm" svg:height="0.963cm" svg:x="2cm" svg:y="25.146cm">
          <draw:text-box>
            <text:p>(h')</text:p>
          </draw:text-box>
        </draw:frame>
        <draw:frame draw:style-name="gr5" draw:text-style-name="P3" draw:layer="layout" svg:width="3.131cm" svg:height="0.725cm" svg:x="5.869cm" svg:y="25.4cm">
          <draw:text-box>
            <text:p><text:span text:style-name="T3">S=[0,2,2,1]</text:span></text:p>
          </draw:text-box>
        </draw:frame>
        <draw:frame draw:style-name="gr6" draw:text-style-name="P3" draw:layer="layout" svg:width="3.131cm" svg:height="1.425cm" svg:x="5.869cm" svg:y="30.975cm">
          <draw:text-box>
            <text:p><text:span text:style-name="T3">S=[0,2,0,2]</text:span></text:p>
          </draw:text-box>
        </draw:frame>
        <draw:frame draw:style-name="gr5" draw:text-style-name="P3" draw:layer="layout" svg:width="3.031cm" svg:height="0.725cm" svg:x="2.069cm" svg:y="28.184cm">
          <draw:text-box>
            <text:p><text:span text:style-name="T3">S=[0,2,2,0]</text:span></text:p>
          </draw:text-box>
        </draw:frame>
        <draw:frame draw:style-name="gr5" draw:text-style-name="P2" draw:layer="layout" svg:width="3.131cm" svg:height="0.725cm" svg:x="9.9cm" svg:y="28.109cm">
          <draw:text-box>
            <text:p><text:span text:style-name="T1">S=[</text:span><text:span text:style-name="T3">0,0,</text:span><text:span text:style-name="T2">2</text:span><text:span text:style-name="T3">,</text:span><text:span text:style-name="T8">2</text:span><text:span text:style-name="T1">]</text:span></text:p>
          </draw:text-box>
        </draw:frame>
        <draw:connector draw:style-name="gr7" draw:text-style-name="P1" draw:layer="layout" draw:type="curve" svg:x1="9.469cm" svg:y1="29cm" svg:x2="7.969cm" svg:y2="30.5cm" draw:start-shape="id65" draw:start-glue-point="2" draw:end-shape="id66" draw:end-glue-point="1" svg:d="M9469 29000c0 1000-500 1500-1500 1500">
          <text:p/>
        </draw:connector>
        <draw:custom-shape draw:style-name="gr2" draw:text-style-name="P1" draw:layer="layout" svg:width="1.3cm" svg:height="0.6cm" svg:x="14cm" svg:y="2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ircle draw:style-name="gr3" draw:text-style-name="P1" draw:layer="layout" svg:width="1cm" svg:height="1cm" svg:x="20.969cm" svg:y="26cm">
          <text:p text:style-name="P1">0</text:p>
        </draw:circle>
        <draw:circle draw:style-name="gr3" draw:text-style-name="P1" draw:layer="layout" svg:width="1cm" svg:height="1cm" svg:x="22.969cm" svg:y="28cm">
          <text:p text:style-name="P1">1</text:p>
        </draw:circle>
        <draw:circle draw:style-name="gr3" draw:text-style-name="P1" xml:id="id68" draw:id="id68" draw:layer="layout" svg:width="1cm" svg:height="1cm" svg:x="18.969cm" svg:y="28cm">
          <text:p text:style-name="P1">3</text:p>
        </draw:circle>
        <draw:circle draw:style-name="gr3" draw:text-style-name="P1" xml:id="id67" draw:id="id67" draw:layer="layout" svg:width="1cm" svg:height="1cm" svg:x="20.969cm" svg:y="30cm">
          <text:p text:style-name="P1">2</text:p>
        </draw:circle>
        <draw:frame draw:style-name="gr4" draw:layer="layout" svg:width="1.6cm" svg:height="0.963cm" svg:x="16cm" svg:y="25.146cm">
          <draw:text-box>
            <text:p>(i')</text:p>
          </draw:text-box>
        </draw:frame>
        <draw:frame draw:style-name="gr5" draw:text-style-name="P3" draw:layer="layout" svg:width="3.131cm" svg:height="0.725cm" svg:x="19.869cm" svg:y="25.4cm">
          <draw:text-box>
            <text:p><text:span text:style-name="T3">S=[0,2,2,1]</text:span></text:p>
          </draw:text-box>
        </draw:frame>
        <draw:frame draw:style-name="gr6" draw:text-style-name="P3" draw:layer="layout" svg:width="3.131cm" svg:height="1.425cm" svg:x="19.869cm" svg:y="30.975cm">
          <draw:text-box>
            <text:p><text:span text:style-name="T3">S=[0,2,0,</text:span><text:span text:style-name="T2">2</text:span><text:span text:style-name="T3">]</text:span></text:p>
          </draw:text-box>
        </draw:frame>
        <draw:frame draw:style-name="gr5" draw:text-style-name="P3" draw:layer="layout" svg:width="3.031cm" svg:height="0.725cm" svg:x="16.069cm" svg:y="28.184cm">
          <draw:text-box>
            <text:p><text:span text:style-name="T3">S=[0,2,2,0]</text:span></text:p>
          </draw:text-box>
        </draw:frame>
        <draw:frame draw:style-name="gr5" draw:text-style-name="P3" draw:layer="layout" svg:width="3.131cm" svg:height="0.725cm" svg:x="23.9cm" svg:y="28.109cm">
          <draw:text-box>
            <text:p><text:span text:style-name="T3">S=[0,0,2,2]</text:span></text:p>
          </draw:text-box>
        </draw:frame>
        <draw:connector draw:style-name="gr7" draw:text-style-name="P1" draw:layer="layout" draw:type="curve" svg:x1="20.969cm" svg:y1="30.5cm" svg:x2="19.469cm" svg:y2="29cm" draw:start-shape="id67" draw:start-glue-point="3" draw:end-shape="id68" draw:end-glue-point="2" svg:d="M20969 30500c-1000 0-1500-500-1500-1500">
          <text:p/>
        </draw:connector>
        <draw:circle draw:style-name="gr3" draw:text-style-name="P1" xml:id="id70" draw:id="id70" draw:layer="layout" svg:width="1cm" svg:height="1cm" svg:x="6.969cm" svg:y="34cm">
          <text:p text:style-name="P1">0</text:p>
        </draw:circle>
        <draw:circle draw:style-name="gr3" draw:text-style-name="P1" draw:layer="layout" svg:width="1cm" svg:height="1cm" svg:x="8.969cm" svg:y="36cm">
          <text:p text:style-name="P1">1</text:p>
        </draw:circle>
        <draw:circle draw:style-name="gr3" draw:text-style-name="P1" xml:id="id69" draw:id="id69" draw:layer="layout" svg:width="1cm" svg:height="1cm" svg:x="4.969cm" svg:y="36cm">
          <text:p text:style-name="P1">3</text:p>
        </draw:circle>
        <draw:circle draw:style-name="gr3" draw:text-style-name="P1" draw:layer="layout" svg:width="1cm" svg:height="1cm" svg:x="6.969cm" svg:y="38cm">
          <text:p text:style-name="P1">2</text:p>
        </draw:circle>
        <draw:frame draw:style-name="gr4" draw:layer="layout" svg:width="1.6cm" svg:height="0.963cm" svg:x="2cm" svg:y="33.146cm">
          <draw:text-box>
            <text:p>(j')</text:p>
          </draw:text-box>
        </draw:frame>
        <draw:frame draw:style-name="gr5" draw:text-style-name="P3" draw:layer="layout" svg:width="3.131cm" svg:height="0.725cm" svg:x="5.869cm" svg:y="33.4cm">
          <draw:text-box>
            <text:p><text:span text:style-name="T3">S=[0,2,2,1]</text:span></text:p>
          </draw:text-box>
        </draw:frame>
        <draw:frame draw:style-name="gr6" draw:text-style-name="P3" draw:layer="layout" svg:width="3.131cm" svg:height="1.425cm" svg:x="5.869cm" svg:y="38.975cm">
          <draw:text-box>
            <text:p><text:span text:style-name="T3">S=[0,2,0,2]</text:span></text:p>
          </draw:text-box>
        </draw:frame>
        <draw:frame draw:style-name="gr5" draw:text-style-name="P3" draw:layer="layout" svg:width="3.031cm" svg:height="0.725cm" svg:x="2.069cm" svg:y="36.184cm">
          <draw:text-box>
            <text:p><text:span text:style-name="T3">S=[</text:span><text:span text:style-name="T2">0</text:span><text:span text:style-name="T3">,2,2,0]</text:span></text:p>
          </draw:text-box>
        </draw:frame>
        <draw:frame draw:style-name="gr5" draw:text-style-name="P3" draw:layer="layout" svg:width="3.131cm" svg:height="0.725cm" svg:x="9.9cm" svg:y="36.109cm">
          <draw:text-box>
            <text:p><text:span text:style-name="T3">S=[0,0,2,2]</text:span></text:p>
          </draw:text-box>
        </draw:frame>
        <draw:connector draw:style-name="gr7" draw:text-style-name="P1" draw:layer="layout" draw:type="curve" svg:x1="5.469cm" svg:y1="36cm" svg:x2="6.969cm" svg:y2="34.5cm" draw:start-shape="id69" draw:start-glue-point="0" draw:end-shape="id70" draw:end-glue-point="3" svg:d="M5469 36000c0-1000 500-1500 1500-1500">
          <text:p/>
        </draw:connector>
        <draw:custom-shape draw:style-name="gr2" draw:text-style-name="P1" draw:layer="layout" svg:width="1.3cm" svg:height="0.6cm" svg:x="14cm" svg:y="36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ircle draw:style-name="gr3" draw:text-style-name="P1" xml:id="id71" draw:id="id71" draw:layer="layout" svg:width="1cm" svg:height="1cm" svg:x="20.969cm" svg:y="34cm">
          <text:p text:style-name="P1">0</text:p>
        </draw:circle>
        <draw:circle draw:style-name="gr3" draw:text-style-name="P1" xml:id="id72" draw:id="id72" draw:layer="layout" svg:width="1cm" svg:height="1cm" svg:x="22.969cm" svg:y="36cm">
          <text:p text:style-name="P1">1</text:p>
        </draw:circle>
        <draw:circle draw:style-name="gr3" draw:text-style-name="P1" draw:layer="layout" svg:width="1cm" svg:height="1cm" svg:x="18.969cm" svg:y="36cm">
          <text:p text:style-name="P1">3</text:p>
        </draw:circle>
        <draw:circle draw:style-name="gr3" draw:text-style-name="P1" draw:layer="layout" svg:width="1cm" svg:height="1cm" svg:x="20.969cm" svg:y="38cm">
          <text:p text:style-name="P1">2</text:p>
        </draw:circle>
        <draw:frame draw:style-name="gr4" draw:layer="layout" svg:width="1.6cm" svg:height="0.963cm" svg:x="16cm" svg:y="33.146cm">
          <draw:text-box>
            <text:p>(k')</text:p>
          </draw:text-box>
        </draw:frame>
        <draw:frame draw:style-name="gr5" draw:text-style-name="P3" draw:layer="layout" svg:width="3.131cm" svg:height="0.725cm" svg:x="19.869cm" svg:y="33.4cm">
          <draw:text-box>
            <text:p><text:span text:style-name="T3">S=[0,</text:span><text:span text:style-name="T2">2</text:span><text:span text:style-name="T3">,2,</text:span><text:span text:style-name="T4">2</text:span><text:span text:style-name="T3">]</text:span></text:p>
          </draw:text-box>
        </draw:frame>
        <draw:frame draw:style-name="gr6" draw:text-style-name="P3" draw:layer="layout" svg:width="3.131cm" svg:height="1.425cm" svg:x="19.869cm" svg:y="38.975cm">
          <draw:text-box>
            <text:p><text:span text:style-name="T3">S=[0,2,0,2]</text:span></text:p>
          </draw:text-box>
        </draw:frame>
        <draw:frame draw:style-name="gr5" draw:text-style-name="P3" draw:layer="layout" svg:width="3.031cm" svg:height="0.725cm" svg:x="16.069cm" svg:y="36.184cm">
          <draw:text-box>
            <text:p><text:span text:style-name="T3">S=[0,2,2,0]</text:span></text:p>
          </draw:text-box>
        </draw:frame>
        <draw:frame draw:style-name="gr5" draw:text-style-name="P3" draw:layer="layout" svg:width="3.131cm" svg:height="0.725cm" svg:x="23.9cm" svg:y="36.109cm">
          <draw:text-box>
            <text:p><text:span text:style-name="T3">S=[0,0,2,2]</text:span></text:p>
          </draw:text-box>
        </draw:frame>
        <draw:connector draw:style-name="gr7" draw:text-style-name="P1" draw:layer="layout" draw:type="curve" svg:x1="21.969cm" svg:y1="34.5cm" svg:x2="23.469cm" svg:y2="36cm" draw:start-shape="id71" draw:start-glue-point="1" draw:end-shape="id72" svg:d="M21969 34500c1000 0 1500 500 1500 1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ayse Solis</meta:initial-creator>
    <meta:creation-date>2020-12-08T15:34:20.10</meta:creation-date>
    <dc:date>2022-12-22T22:32:01.33</dc:date>
    <dc:creator>thayse </dc:creator>
    <meta:editing-duration>PT3H44M15S</meta:editing-duration>
    <meta:editing-cycles>12</meta:editing-cycles>
    <meta:generator>OpenOffice/4.1.13$Win32 OpenOffice.org_project/4113m1$Build-9810</meta:generator>
    <meta:document-statistic meta:object-count="577"/>
  </office:meta>
</office:document-meta>
</file>